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8.18" calcext:value-type="float">
            <text:p>8,18</text:p>
          </table:table-cell>
          <table:table-cell table:formula="of:=[.A1]/0.000357627868652344" office:value-type="float" office:value="22872.9378133333" calcext:value-type="float">
            <text:p>22872,9378133333</text:p>
          </table:table-cell>
          <table:table-cell table:formula="of:=INT([.B1])" office:value-type="float" office:value="22872" calcext:value-type="float">
            <text:p>22872</text:p>
          </table:table-cell>
          <table:table-cell table:formula="of:=[.C1]*0.000357627868652344" office:value-type="float" office:value="8.17966461181641" calcext:value-type="float">
            <text:p>8,17966461181641</text:p>
          </table:table-cell>
          <table:table-cell table:formula="of:=[.A1]-[.D1]" office:value-type="float" office:value="0.000335388183593466" calcext:value-type="float">
            <text:p>0,000335388183593466</text:p>
          </table:table-cell>
          <table:table-cell table:formula="of:=DEC2HEX([.C1])" office:value-type="string" office:string-value="5958" calcext:value-type="string">
            <text:p>5958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table:formula="of:=[.A2]/0.000357627868652344" office:value-type="float" office:value="24215.1150933333" calcext:value-type="float">
            <text:p>24215,1150933333</text:p>
          </table:table-cell>
          <table:table-cell table:formula="of:=INT([.B2])" office:value-type="float" office:value="24215" calcext:value-type="float">
            <text:p>24215</text:p>
          </table:table-cell>
          <table:table-cell table:formula="of:=[.C2]*0.000357627868652344" office:value-type="float" office:value="8.6599588394165" calcext:value-type="float">
            <text:p>8,6599588394165</text:p>
          </table:table-cell>
          <table:table-cell table:formula="of:=[.A2]-[.D2]" office:value-type="float" office:value="0.0000411605834962359" calcext:value-type="float">
            <text:p>4,11605834962359E-05</text:p>
          </table:table-cell>
          <table:table-cell table:formula="of:=DEC2HEX([.C2])" office:value-type="string" office:string-value="5E97" calcext:value-type="string">
            <text:p>5E97</text:p>
          </table:table-cell>
        </table:table-row>
        <table:table-row table:style-name="ro1">
          <table:table-cell office:value-type="float" office:value="9.18" calcext:value-type="float">
            <text:p>9,18</text:p>
          </table:table-cell>
          <table:table-cell table:formula="of:=[.A3]/0.000357627868652344" office:value-type="float" office:value="25669.14048" calcext:value-type="float">
            <text:p>25669,14048</text:p>
          </table:table-cell>
          <table:table-cell table:formula="of:=INT([.B3])" office:value-type="float" office:value="25669" calcext:value-type="float">
            <text:p>25669</text:p>
          </table:table-cell>
          <table:table-cell table:formula="of:=[.C3]*0.000357627868652344" office:value-type="float" office:value="9.17994976043701" calcext:value-type="float">
            <text:p>9,17994976043701</text:p>
          </table:table-cell>
          <table:table-cell table:formula="of:=[.A3]-[.D3]" office:value-type="float" office:value="0.000050239562987997" calcext:value-type="float">
            <text:p>5,0239562987997E-05</text:p>
          </table:table-cell>
          <table:table-cell table:formula="of:=DEC2HEX([.C3])" office:value-type="string" office:string-value="6445" calcext:value-type="string">
            <text:p>6445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table:formula="of:=[.A4]/0.000357627868652344" office:value-type="float" office:value="27179.08992" calcext:value-type="float">
            <text:p>27179,08992</text:p>
          </table:table-cell>
          <table:table-cell table:formula="of:=INT([.B4])" office:value-type="float" office:value="27179" calcext:value-type="float">
            <text:p>27179</text:p>
          </table:table-cell>
          <table:table-cell table:formula="of:=[.C4]*0.000357627868652344" office:value-type="float" office:value="9.71996784210205" calcext:value-type="float">
            <text:p>9,71996784210205</text:p>
          </table:table-cell>
          <table:table-cell table:formula="of:=[.A4]-[.D4]" office:value-type="float" office:value="0.0000321578979498582" calcext:value-type="float">
            <text:p>3,21578979498582E-05</text:p>
          </table:table-cell>
          <table:table-cell table:formula="of:=DEC2HEX([.C4])" office:value-type="string" office:string-value="6A2B" calcext:value-type="string">
            <text:p>6A2B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table:formula="of:=[.A5]/0.000357627868652344" office:value-type="float" office:value="28800.8874666667" calcext:value-type="float">
            <text:p>28800,8874666667</text:p>
          </table:table-cell>
          <table:table-cell table:formula="of:=INT([.B5])" office:value-type="float" office:value="28800" calcext:value-type="float">
            <text:p>28800</text:p>
          </table:table-cell>
          <table:table-cell table:formula="of:=[.C5]*0.000357627868652344" office:value-type="float" office:value="10.2996826171875" calcext:value-type="float">
            <text:p>10,2996826171875</text:p>
          </table:table-cell>
          <table:table-cell table:formula="of:=[.A5]-[.D5]" office:value-type="float" office:value="0.000317382812500711" calcext:value-type="float">
            <text:p>0,000317382812500711</text:p>
          </table:table-cell>
          <table:table-cell table:formula="of:=DEC2HEX([.C5])" office:value-type="string" office:string-value="7080" calcext:value-type="string">
            <text:p>7080</text:p>
          </table:table-cell>
        </table:table-row>
        <table:table-row table:style-name="ro1">
          <table:table-cell office:value-type="float" office:value="10.91" calcext:value-type="float">
            <text:p>10,91</text:p>
          </table:table-cell>
          <table:table-cell table:formula="of:=[.A6]/0.000357627868652344" office:value-type="float" office:value="30506.5710933333" calcext:value-type="float">
            <text:p>30506,5710933333</text:p>
          </table:table-cell>
          <table:table-cell table:formula="of:=INT([.B6])" office:value-type="float" office:value="30506" calcext:value-type="float">
            <text:p>30506</text:p>
          </table:table-cell>
          <table:table-cell table:formula="of:=[.C6]*0.000357627868652344" office:value-type="float" office:value="10.9097957611084" calcext:value-type="float">
            <text:p>10,9097957611084</text:p>
          </table:table-cell>
          <table:table-cell table:formula="of:=[.A6]-[.D6]" office:value-type="float" office:value="0.000204238891601705" calcext:value-type="float">
            <text:p>0,000204238891601705</text:p>
          </table:table-cell>
          <table:table-cell table:formula="of:=DEC2HEX([.C6])" office:value-type="string" office:string-value="772A" calcext:value-type="string">
            <text:p>772A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table:formula="of:=[.A7]/0.000357627868652344" office:value-type="float" office:value="32324.1028266667" calcext:value-type="float">
            <text:p>32324,1028266667</text:p>
          </table:table-cell>
          <table:table-cell table:formula="of:=INT([.B7])" office:value-type="float" office:value="32324" calcext:value-type="float">
            <text:p>32324</text:p>
          </table:table-cell>
          <table:table-cell table:formula="of:=[.C7]*0.000357627868652344" office:value-type="float" office:value="11.5599632263184" calcext:value-type="float">
            <text:p>11,5599632263184</text:p>
          </table:table-cell>
          <table:table-cell table:formula="of:=[.A7]-[.D7]" office:value-type="float" office:value="0.0000367736816411224" calcext:value-type="float">
            <text:p>3,67736816411224E-05</text:p>
          </table:table-cell>
          <table:table-cell table:formula="of:=DEC2HEX([.C7])" office:value-type="string" office:string-value="7E44" calcext:value-type="string">
            <text:p>7E44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formula="of:=[.A8]/0.000357627868652344" office:value-type="float" office:value="34253.4826666667" calcext:value-type="float">
            <text:p>34253,4826666667</text:p>
          </table:table-cell>
          <table:table-cell table:formula="of:=INT([.B8])" office:value-type="float" office:value="34253" calcext:value-type="float">
            <text:p>34253</text:p>
          </table:table-cell>
          <table:table-cell table:formula="of:=[.C8]*0.000357627868652344" office:value-type="float" office:value="12.2498273849487" calcext:value-type="float">
            <text:p>12,2498273849487</text:p>
          </table:table-cell>
          <table:table-cell table:formula="of:=[.A8]-[.D8]" office:value-type="float" office:value="0.000172615051269531" calcext:value-type="float">
            <text:p>0,000172615051269531</text:p>
          </table:table-cell>
          <table:table-cell table:formula="of:=DEC2HEX([.C8])" office:value-type="string" office:string-value="85CD" calcext:value-type="string">
            <text:p>85CD</text:p>
          </table:table-cell>
        </table:table-row>
        <table:table-row table:style-name="ro1">
          <table:table-cell office:value-type="float" office:value="12.98" calcext:value-type="float">
            <text:p>12,98</text:p>
          </table:table-cell>
          <table:table-cell table:formula="of:=[.A9]/0.000357627868652344" office:value-type="float" office:value="36294.7106133333" calcext:value-type="float">
            <text:p>36294,7106133333</text:p>
          </table:table-cell>
          <table:table-cell table:formula="of:=INT([.B9])" office:value-type="float" office:value="36294" calcext:value-type="float">
            <text:p>36294</text:p>
          </table:table-cell>
          <table:table-cell table:formula="of:=[.C9]*0.000357627868652344" office:value-type="float" office:value="12.9797458648682" calcext:value-type="float">
            <text:p>12,9797458648682</text:p>
          </table:table-cell>
          <table:table-cell table:formula="of:=[.A9]-[.D9]" office:value-type="float" office:value="0.000254135131836364" calcext:value-type="float">
            <text:p>0,000254135131836364</text:p>
          </table:table-cell>
          <table:table-cell table:formula="of:=DEC2HEX([.C9])" office:value-type="string" office:string-value="8DC6" calcext:value-type="string">
            <text:p>8DC6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formula="of:=[.A10]/0.000357627868652344" office:value-type="float" office:value="38447.7866666667" calcext:value-type="float">
            <text:p>38447,7866666667</text:p>
          </table:table-cell>
          <table:table-cell table:formula="of:=INT([.B10])" office:value-type="float" office:value="38447" calcext:value-type="float">
            <text:p>38447</text:p>
          </table:table-cell>
          <table:table-cell table:formula="of:=[.C10]*0.000357627868652344" office:value-type="float" office:value="13.7497186660767" calcext:value-type="float">
            <text:p>13,7497186660767</text:p>
          </table:table-cell>
          <table:table-cell table:formula="of:=[.A10]-[.D10]" office:value-type="float" office:value="0.000281333923339844" calcext:value-type="float">
            <text:p>0,000281333923339844</text:p>
          </table:table-cell>
          <table:table-cell table:formula="of:=DEC2HEX([.C10])" office:value-type="string" office:string-value="962F" calcext:value-type="string">
            <text:p>962F</text:p>
          </table:table-cell>
        </table:table-row>
        <table:table-row table:style-name="ro1">
          <table:table-cell office:value-type="float" office:value="14.57" calcext:value-type="float">
            <text:p>14,57</text:p>
          </table:table-cell>
          <table:table-cell table:formula="of:=[.A11]/0.000357627868652344" office:value-type="float" office:value="40740.6728533333" calcext:value-type="float">
            <text:p>40740,6728533333</text:p>
          </table:table-cell>
          <table:table-cell table:formula="of:=INT([.B11])" office:value-type="float" office:value="40740" calcext:value-type="float">
            <text:p>40740</text:p>
          </table:table-cell>
          <table:table-cell table:formula="of:=[.C11]*0.000357627868652344" office:value-type="float" office:value="14.5697593688965" calcext:value-type="float">
            <text:p>14,5697593688965</text:p>
          </table:table-cell>
          <table:table-cell table:formula="of:=[.A11]-[.D11]" office:value-type="float" office:value="0.000240631103515909" calcext:value-type="float">
            <text:p>0,000240631103515909</text:p>
          </table:table-cell>
          <table:table-cell table:formula="of:=DEC2HEX([.C11])" office:value-type="string" office:string-value="9F24" calcext:value-type="string">
            <text:p>9F24</text:p>
          </table:table-cell>
        </table:table-row>
        <table:table-row table:style-name="ro1">
          <table:table-cell office:value-type="float" office:value="15.43" calcext:value-type="float">
            <text:p>15,43</text:p>
          </table:table-cell>
          <table:table-cell table:formula="of:=[.A12]/0.000357627868652344" office:value-type="float" office:value="43145.4071466667" calcext:value-type="float">
            <text:p>43145,4071466667</text:p>
          </table:table-cell>
          <table:table-cell table:formula="of:=INT([.B12])" office:value-type="float" office:value="43145" calcext:value-type="float">
            <text:p>43145</text:p>
          </table:table-cell>
          <table:table-cell table:formula="of:=[.C12]*0.000357627868652344" office:value-type="float" office:value="15.4298543930054" calcext:value-type="float">
            <text:p>15,4298543930054</text:p>
          </table:table-cell>
          <table:table-cell table:formula="of:=[.A12]-[.D12]" office:value-type="float" office:value="0.000145606994628622" calcext:value-type="float">
            <text:p>0,000145606994628622</text:p>
          </table:table-cell>
          <table:table-cell table:formula="of:=DEC2HEX([.C12])" office:value-type="string" office:string-value="A889" calcext:value-type="string">
            <text:p>A889</text:p>
          </table:table-cell>
        </table:table-row>
        <table:table-row table:style-name="ro1">
          <table:table-cell office:value-type="float" office:value="16.35" calcext:value-type="float">
            <text:p>16,35</text:p>
          </table:table-cell>
          <table:table-cell table:formula="of:=[.A13]/0.000357627868652344" office:value-type="float" office:value="45717.9136" calcext:value-type="float">
            <text:p>45717,9136</text:p>
          </table:table-cell>
          <table:table-cell table:formula="of:=INT([.B13])" office:value-type="float" office:value="45717" calcext:value-type="float">
            <text:p>45717</text:p>
          </table:table-cell>
          <table:table-cell table:formula="of:=[.C13]*0.000357627868652344" office:value-type="float" office:value="16.3496732711792" calcext:value-type="float">
            <text:p>16,3496732711792</text:p>
          </table:table-cell>
          <table:table-cell table:formula="of:=[.A13]-[.D13]" office:value-type="float" office:value="0.000326728820802202" calcext:value-type="float">
            <text:p>0,000326728820802202</text:p>
          </table:table-cell>
          <table:table-cell table:formula="of:=DEC2HEX([.C13])" office:value-type="string" office:string-value="B295" calcext:value-type="string">
            <text:p>B295</text:p>
          </table:table-cell>
        </table:table-row>
        <table:table-row table:style-name="ro1">
          <table:table-cell office:value-type="float" office:value="17.32" calcext:value-type="float">
            <text:p>17,32</text:p>
          </table:table-cell>
          <table:table-cell table:formula="of:=[.A14]/0.000357627868652344" office:value-type="float" office:value="48430.2301866667" calcext:value-type="float">
            <text:p>48430,2301866667</text:p>
          </table:table-cell>
          <table:table-cell table:formula="of:=INT([.B14])" office:value-type="float" office:value="48430" calcext:value-type="float">
            <text:p>48430</text:p>
          </table:table-cell>
          <table:table-cell table:formula="of:=[.C14]*0.000357627868652344" office:value-type="float" office:value="17.319917678833" calcext:value-type="float">
            <text:p>17,319917678833</text:p>
          </table:table-cell>
          <table:table-cell table:formula="of:=[.A14]-[.D14]" office:value-type="float" office:value="0.0000823211669924717" calcext:value-type="float">
            <text:p>8,23211669924717E-05</text:p>
          </table:table-cell>
          <table:table-cell table:formula="of:=DEC2HEX([.C14])" office:value-type="string" office:string-value="BD2E" calcext:value-type="string">
            <text:p>BD2E</text:p>
          </table:table-cell>
        </table:table-row>
        <table:table-row table:style-name="ro1">
          <table:table-cell office:value-type="float" office:value="18.35" calcext:value-type="float">
            <text:p>18,35</text:p>
          </table:table-cell>
          <table:table-cell table:formula="of:=[.A15]/0.000357627868652344" office:value-type="float" office:value="51310.3189333333" calcext:value-type="float">
            <text:p>51310,3189333333</text:p>
          </table:table-cell>
          <table:table-cell table:formula="of:=INT([.B15])" office:value-type="float" office:value="51310" calcext:value-type="float">
            <text:p>51310</text:p>
          </table:table-cell>
          <table:table-cell table:formula="of:=[.C15]*0.000357627868652344" office:value-type="float" office:value="18.3498859405518" calcext:value-type="float">
            <text:p>18,3498859405518</text:p>
          </table:table-cell>
          <table:table-cell table:formula="of:=[.A15]-[.D15]" office:value-type="float" office:value="0.000114059448243609" calcext:value-type="float">
            <text:p>0,000114059448243609</text:p>
          </table:table-cell>
          <table:table-cell table:formula="of:=DEC2HEX([.C15])" office:value-type="string" office:string-value="C86E" calcext:value-type="string">
            <text:p>C86E</text:p>
          </table:table-cell>
        </table:table-row>
        <table:table-row table:style-name="ro1">
          <table:table-cell office:value-type="float" office:value="19.45" calcext:value-type="float">
            <text:p>19,45</text:p>
          </table:table-cell>
          <table:table-cell table:formula="of:=[.A16]/0.000357627868652344" office:value-type="float" office:value="54386.1418666667" calcext:value-type="float">
            <text:p>54386,1418666667</text:p>
          </table:table-cell>
          <table:table-cell table:formula="of:=INT([.B16])" office:value-type="float" office:value="54386" calcext:value-type="float">
            <text:p>54386</text:p>
          </table:table-cell>
          <table:table-cell table:formula="of:=[.C16]*0.000357627868652344" office:value-type="float" office:value="19.4499492645264" calcext:value-type="float">
            <text:p>19,4499492645264</text:p>
          </table:table-cell>
          <table:table-cell table:formula="of:=[.A16]-[.D16]" office:value-type="float" office:value="0.000050735473632102" calcext:value-type="float">
            <text:p>5,0735473632102E-05</text:p>
          </table:table-cell>
          <table:table-cell table:formula="of:=DEC2HEX([.C16])" office:value-type="string" office:string-value="D472" calcext:value-type="string">
            <text:p>D472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[.A17]/0.000357627868652344" office:value-type="float" office:value="57601.7749333333" calcext:value-type="float">
            <text:p>57601,7749333333</text:p>
          </table:table-cell>
          <table:table-cell table:formula="of:=INT([.B17])" office:value-type="float" office:value="57601" calcext:value-type="float">
            <text:p>57601</text:p>
          </table:table-cell>
          <table:table-cell table:formula="of:=[.C17]*0.000357627868652344" office:value-type="float" office:value="20.5997228622437" calcext:value-type="float">
            <text:p>20,5997228622437</text:p>
          </table:table-cell>
          <table:table-cell table:formula="of:=[.A17]-[.D17]" office:value-type="float" office:value="0.000277137756349077" calcext:value-type="float">
            <text:p>0,000277137756349077</text:p>
          </table:table-cell>
          <table:table-cell table:formula="of:=DEC2HEX([.C17])" office:value-type="string" office:string-value="E101" calcext:value-type="string">
            <text:p>E101</text:p>
          </table:table-cell>
        </table:table-row>
        <table:table-row table:style-name="ro1">
          <table:table-cell office:value-type="float" office:value="21.83" calcext:value-type="float">
            <text:p>21,83</text:p>
          </table:table-cell>
          <table:table-cell table:formula="of:=[.A18]/0.000357627868652344" office:value-type="float" office:value="61041.1042133333" calcext:value-type="float">
            <text:p>61041,1042133333</text:p>
          </table:table-cell>
          <table:table-cell table:formula="of:=INT([.B18])" office:value-type="float" office:value="61041" calcext:value-type="float">
            <text:p>61041</text:p>
          </table:table-cell>
          <table:table-cell table:formula="of:=[.C18]*0.000357627868652344" office:value-type="float" office:value="21.8299627304077" calcext:value-type="float">
            <text:p>21,8299627304077</text:p>
          </table:table-cell>
          <table:table-cell table:formula="of:=[.A18]-[.D18]" office:value-type="float" office:value="0.0000372695922834509" calcext:value-type="float">
            <text:p>3,72695922834509E-05</text:p>
          </table:table-cell>
          <table:table-cell table:formula="of:=DEC2HEX([.C18])" office:value-type="string" office:string-value="EE71" calcext:value-type="string">
            <text:p>EE71</text:p>
          </table:table-cell>
        </table:table-row>
        <table:table-row table:style-name="ro1">
          <table:table-cell office:value-type="float" office:value="23.12" calcext:value-type="float">
            <text:p>23,12</text:p>
          </table:table-cell>
          <table:table-cell table:formula="of:=[.A19]/0.000357627868652344" office:value-type="float" office:value="64648.2056533333" calcext:value-type="float">
            <text:p>64648,2056533333</text:p>
          </table:table-cell>
          <table:table-cell table:formula="of:=INT([.B19])" office:value-type="float" office:value="64648" calcext:value-type="float">
            <text:p>64648</text:p>
          </table:table-cell>
          <table:table-cell table:formula="of:=[.C19]*0.000357627868652344" office:value-type="float" office:value="23.1199264526367" calcext:value-type="float">
            <text:p>23,1199264526367</text:p>
          </table:table-cell>
          <table:table-cell table:formula="of:=[.A19]-[.D19]" office:value-type="float" office:value="0.0000735473632822448" calcext:value-type="float">
            <text:p>7,35473632822448E-05</text:p>
          </table:table-cell>
          <table:table-cell table:formula="of:=DEC2HEX([.C19])" office:value-type="string" office:string-value="FC88" calcext:value-type="string">
            <text:p>FC88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table:formula="of:=[.A20]/0.000357627868652344" office:value-type="float" office:value="68506.9653333333" calcext:value-type="float">
            <text:p>68506,9653333333</text:p>
          </table:table-cell>
          <table:table-cell table:formula="of:=INT([.B20])" office:value-type="float" office:value="68506" calcext:value-type="float">
            <text:p>68506</text:p>
          </table:table-cell>
          <table:table-cell table:formula="of:=[.C20]*0.000357627868652344" office:value-type="float" office:value="24.4996547698975" calcext:value-type="float">
            <text:p>24,4996547698975</text:p>
          </table:table-cell>
          <table:table-cell table:formula="of:=[.A20]-[.D20]" office:value-type="float" office:value="0.000345230102539062" calcext:value-type="float">
            <text:p>0,000345230102539062</text:p>
          </table:table-cell>
          <table:table-cell table:formula="of:=DEC2HEX([.C20])" office:value-type="string" office:string-value="10B9A" calcext:value-type="string">
            <text:p>10B9A</text:p>
          </table:table-cell>
        </table:table-row>
        <table:table-row table:style-name="ro1">
          <table:table-cell office:value-type="float" office:value="25.96" calcext:value-type="float">
            <text:p>25,96</text:p>
          </table:table-cell>
          <table:table-cell table:formula="of:=[.A21]/0.000357627868652344" office:value-type="float" office:value="72589.4212266667" calcext:value-type="float">
            <text:p>72589,4212266667</text:p>
          </table:table-cell>
          <table:table-cell table:formula="of:=INT([.B21])" office:value-type="float" office:value="72589" calcext:value-type="float">
            <text:p>72589</text:p>
          </table:table-cell>
          <table:table-cell table:formula="of:=[.C21]*0.000357627868652344" office:value-type="float" office:value="25.959849357605" calcext:value-type="float">
            <text:p>25,959849357605</text:p>
          </table:table-cell>
          <table:table-cell table:formula="of:=[.A21]-[.D21]" office:value-type="float" office:value="0.000150642395020384" calcext:value-type="float">
            <text:p>0,000150642395020384</text:p>
          </table:table-cell>
          <table:table-cell table:formula="of:=DEC2HEX([.C21])" office:value-type="string" office:string-value="11B8D" calcext:value-type="string">
            <text:p>11B8D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table:formula="of:=[.A22]/0.000357627868652344" office:value-type="float" office:value="76895.5733333333" calcext:value-type="float">
            <text:p>76895,5733333333</text:p>
          </table:table-cell>
          <table:table-cell table:formula="of:=INT([.B22])" office:value-type="float" office:value="76895" calcext:value-type="float">
            <text:p>76895</text:p>
          </table:table-cell>
          <table:table-cell table:formula="of:=[.C22]*0.000357627868652344" office:value-type="float" office:value="27.499794960022" calcext:value-type="float">
            <text:p>27,499794960022</text:p>
          </table:table-cell>
          <table:table-cell table:formula="of:=[.A22]-[.D22]" office:value-type="float" office:value="0.000205039978027344" calcext:value-type="float">
            <text:p>0,000205039978027344</text:p>
          </table:table-cell>
          <table:table-cell table:formula="of:=DEC2HEX([.C22])" office:value-type="string" office:string-value="12C5F" calcext:value-type="string">
            <text:p>12C5F</text:p>
          </table:table-cell>
        </table:table-row>
        <table:table-row table:style-name="ro1">
          <table:table-cell office:value-type="float" office:value="29.14" calcext:value-type="float">
            <text:p>29,14</text:p>
          </table:table-cell>
          <table:table-cell table:formula="of:=[.A23]/0.000357627868652344" office:value-type="float" office:value="81481.3457066667" calcext:value-type="float">
            <text:p>81481,3457066667</text:p>
          </table:table-cell>
          <table:table-cell table:formula="of:=INT([.B23])" office:value-type="float" office:value="81481" calcext:value-type="float">
            <text:p>81481</text:p>
          </table:table-cell>
          <table:table-cell table:formula="of:=[.C23]*0.000357627868652344" office:value-type="float" office:value="29.1398763656616" calcext:value-type="float">
            <text:p>29,1398763656616</text:p>
          </table:table-cell>
          <table:table-cell table:formula="of:=[.A23]-[.D23]" office:value-type="float" office:value="0.000123634338379475" calcext:value-type="float">
            <text:p>0,000123634338379475</text:p>
          </table:table-cell>
          <table:table-cell table:formula="of:=DEC2HEX([.C23])" office:value-type="string" office:string-value="13E49" calcext:value-type="string">
            <text:p>13E49</text:p>
          </table:table-cell>
        </table:table-row>
        <table:table-row table:style-name="ro1">
          <table:table-cell office:value-type="float" office:value="30.87" calcext:value-type="float">
            <text:p>30,87</text:p>
          </table:table-cell>
          <table:table-cell table:formula="of:=[.A24]/0.000357627868652344" office:value-type="float" office:value="86318.77632" calcext:value-type="float">
            <text:p>86318,77632</text:p>
          </table:table-cell>
          <table:table-cell table:formula="of:=INT([.B24])" office:value-type="float" office:value="86318" calcext:value-type="float">
            <text:p>86318</text:p>
          </table:table-cell>
          <table:table-cell table:formula="of:=[.C24]*0.000357627868652344" office:value-type="float" office:value="30.869722366333" calcext:value-type="float">
            <text:p>30,869722366333</text:p>
          </table:table-cell>
          <table:table-cell table:formula="of:=[.A24]-[.D24]" office:value-type="float" office:value="0.000277633666993182" calcext:value-type="float">
            <text:p>0,000277633666993182</text:p>
          </table:table-cell>
          <table:table-cell table:formula="of:=DEC2HEX([.C24])" office:value-type="string" office:string-value="1512E" calcext:value-type="string">
            <text:p>1512E</text:p>
          </table:table-cell>
        </table:table-row>
        <table:table-row table:style-name="ro1">
          <table:table-cell office:value-type="float" office:value="32.7" calcext:value-type="float">
            <text:p>32,7</text:p>
          </table:table-cell>
          <table:table-cell table:formula="of:=[.A25]/0.000357627868652344" office:value-type="float" office:value="91435.8272" calcext:value-type="float">
            <text:p>91435,8272</text:p>
          </table:table-cell>
          <table:table-cell table:formula="of:=INT([.B25])" office:value-type="float" office:value="91435" calcext:value-type="float">
            <text:p>91435</text:p>
          </table:table-cell>
          <table:table-cell table:formula="of:=[.C25]*0.000357627868652344" office:value-type="float" office:value="32.699704170227" calcext:value-type="float">
            <text:p>32,699704170227</text:p>
          </table:table-cell>
          <table:table-cell table:formula="of:=[.A25]-[.D25]" office:value-type="float" office:value="0.000295829772952061" calcext:value-type="float">
            <text:p>0,000295829772952061</text:p>
          </table:table-cell>
          <table:table-cell table:formula="of:=DEC2HEX([.C25])" office:value-type="string" office:string-value="1652B" calcext:value-type="string">
            <text:p>1652B</text:p>
          </table:table-cell>
        </table:table-row>
        <table:table-row table:style-name="ro1">
          <table:table-cell office:value-type="float" office:value="34.65" calcext:value-type="float">
            <text:p>34,65</text:p>
          </table:table-cell>
          <table:table-cell table:formula="of:=[.A26]/0.000357627868652344" office:value-type="float" office:value="96888.4224" calcext:value-type="float">
            <text:p>96888,4224</text:p>
          </table:table-cell>
          <table:table-cell table:formula="of:=INT([.B26])" office:value-type="float" office:value="96888" calcext:value-type="float">
            <text:p>96888</text:p>
          </table:table-cell>
          <table:table-cell table:formula="of:=[.C26]*0.000357627868652344" office:value-type="float" office:value="34.6498489379883" calcext:value-type="float">
            <text:p>34,6498489379883</text:p>
          </table:table-cell>
          <table:table-cell table:formula="of:=[.A26]-[.D26]" office:value-type="float" office:value="0.000151062011717329" calcext:value-type="float">
            <text:p>0,000151062011717329</text:p>
          </table:table-cell>
          <table:table-cell table:formula="of:=DEC2HEX([.C26])" office:value-type="string" office:string-value="17A78" calcext:value-type="string">
            <text:p>17A78</text:p>
          </table:table-cell>
        </table:table-row>
        <table:table-row table:style-name="ro1">
          <table:table-cell office:value-type="float" office:value="36.71" calcext:value-type="float">
            <text:p>36,71</text:p>
          </table:table-cell>
          <table:table-cell table:formula="of:=[.A27]/0.000357627868652344" office:value-type="float" office:value="102648.599893333" calcext:value-type="float">
            <text:p>102648,599893333</text:p>
          </table:table-cell>
          <table:table-cell table:formula="of:=INT([.B27])" office:value-type="float" office:value="102648" calcext:value-type="float">
            <text:p>102648</text:p>
          </table:table-cell>
          <table:table-cell table:formula="of:=[.C27]*0.000357627868652344" office:value-type="float" office:value="36.7097854614258" calcext:value-type="float">
            <text:p>36,7097854614258</text:p>
          </table:table-cell>
          <table:table-cell table:formula="of:=[.A27]-[.D27]" office:value-type="float" office:value="0.000214538574219603" calcext:value-type="float">
            <text:p>0,000214538574219603</text:p>
          </table:table-cell>
          <table:table-cell table:formula="of:=DEC2HEX([.C27])" office:value-type="string" office:string-value="190F8" calcext:value-type="string">
            <text:p>190F8</text:p>
          </table:table-cell>
        </table:table-row>
        <table:table-row table:style-name="ro1">
          <table:table-cell office:value-type="float" office:value="38.89" calcext:value-type="float">
            <text:p>38,89</text:p>
          </table:table-cell>
          <table:table-cell table:formula="of:=[.A28]/0.000357627868652344" office:value-type="float" office:value="108744.321706667" calcext:value-type="float">
            <text:p>108744,321706667</text:p>
          </table:table-cell>
          <table:table-cell table:formula="of:=INT([.B28])" office:value-type="float" office:value="108744" calcext:value-type="float">
            <text:p>108744</text:p>
          </table:table-cell>
          <table:table-cell table:formula="of:=[.C28]*0.000357627868652344" office:value-type="float" office:value="38.8898849487305" calcext:value-type="float">
            <text:p>38,8898849487305</text:p>
          </table:table-cell>
          <table:table-cell table:formula="of:=[.A28]-[.D28]" office:value-type="float" office:value="0.000115051269531818" calcext:value-type="float">
            <text:p>0,000115051269531818</text:p>
          </table:table-cell>
          <table:table-cell table:formula="of:=DEC2HEX([.C28])" office:value-type="string" office:string-value="1A8C8" calcext:value-type="string">
            <text:p>1A8C8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table:formula="of:=[.A29]/0.000357627868652344" office:value-type="float" office:value="115203.549866667" calcext:value-type="float">
            <text:p>115203,549866667</text:p>
          </table:table-cell>
          <table:table-cell table:formula="of:=INT([.B29])" office:value-type="float" office:value="115203" calcext:value-type="float">
            <text:p>115203</text:p>
          </table:table-cell>
          <table:table-cell table:formula="of:=[.C29]*0.000357627868652344" office:value-type="float" office:value="41.199803352356" calcext:value-type="float">
            <text:p>41,199803352356</text:p>
          </table:table-cell>
          <table:table-cell table:formula="of:=[.A29]-[.D29]" office:value-type="float" office:value="0.000196647644045811" calcext:value-type="float">
            <text:p>0,000196647644045811</text:p>
          </table:table-cell>
          <table:table-cell table:formula="of:=DEC2HEX([.C29])" office:value-type="string" office:string-value="1C203" calcext:value-type="string">
            <text:p>1C203</text:p>
          </table:table-cell>
        </table:table-row>
        <table:table-row table:style-name="ro1">
          <table:table-cell office:value-type="float" office:value="43.65" calcext:value-type="float">
            <text:p>43,65</text:p>
          </table:table-cell>
          <table:table-cell table:formula="of:=[.A30]/0.000357627868652344" office:value-type="float" office:value="122054.2464" calcext:value-type="float">
            <text:p>122054,2464</text:p>
          </table:table-cell>
          <table:table-cell table:formula="of:=INT([.B30])" office:value-type="float" office:value="122054" calcext:value-type="float">
            <text:p>122054</text:p>
          </table:table-cell>
          <table:table-cell table:formula="of:=[.C30]*0.000357627868652344" office:value-type="float" office:value="43.6499118804932" calcext:value-type="float">
            <text:p>43,6499118804932</text:p>
          </table:table-cell>
          <table:table-cell table:formula="of:=[.A30]-[.D30]" office:value-type="float" office:value="0.0000881195068345164" calcext:value-type="float">
            <text:p>8,81195068345164E-05</text:p>
          </table:table-cell>
          <table:table-cell table:formula="of:=DEC2HEX([.C30])" office:value-type="string" office:string-value="1DCC6" calcext:value-type="string">
            <text:p>1DCC6</text:p>
          </table:table-cell>
        </table:table-row>
        <table:table-row table:style-name="ro1">
          <table:table-cell office:value-type="float" office:value="46.25" calcext:value-type="float">
            <text:p>46,25</text:p>
          </table:table-cell>
          <table:table-cell table:formula="of:=[.A31]/0.000357627868652344" office:value-type="float" office:value="129324.373333333" calcext:value-type="float">
            <text:p>129324,373333333</text:p>
          </table:table-cell>
          <table:table-cell table:formula="of:=INT([.B31])" office:value-type="float" office:value="129324" calcext:value-type="float">
            <text:p>129324</text:p>
          </table:table-cell>
          <table:table-cell table:formula="of:=[.C31]*0.000357627868652344" office:value-type="float" office:value="46.2498664855957" calcext:value-type="float">
            <text:p>46,2498664855957</text:p>
          </table:table-cell>
          <table:table-cell table:formula="of:=[.A31]-[.D31]" office:value-type="float" office:value="0.000133514404296875" calcext:value-type="float">
            <text:p>0,000133514404296875</text:p>
          </table:table-cell>
          <table:table-cell table:formula="of:=DEC2HEX([.C31])" office:value-type="string" office:string-value="1F92C" calcext:value-type="string">
            <text:p>1F92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2]/0.000357627868652344" office:value-type="float" office:value="137013.930666667" calcext:value-type="float">
            <text:p>137013,930666667</text:p>
          </table:table-cell>
          <table:table-cell table:formula="of:=INT([.B32])" office:value-type="float" office:value="137013" calcext:value-type="float">
            <text:p>137013</text:p>
          </table:table-cell>
          <table:table-cell table:formula="of:=[.C32]*0.000357627868652344" office:value-type="float" office:value="48.9996671676636" calcext:value-type="float">
            <text:p>48,9996671676636</text:p>
          </table:table-cell>
          <table:table-cell table:formula="of:=[.A32]-[.D32]" office:value-type="float" office:value="0.000332832336425781" calcext:value-type="float">
            <text:p>0,000332832336425781</text:p>
          </table:table-cell>
          <table:table-cell table:formula="of:=DEC2HEX([.C32])" office:value-type="string" office:string-value="21735" calcext:value-type="string">
            <text:p>21735</text:p>
          </table:table-cell>
        </table:table-row>
        <table:table-row table:style-name="ro1">
          <table:table-cell office:value-type="float" office:value="51.91" calcext:value-type="float">
            <text:p>51,91</text:p>
          </table:table-cell>
          <table:table-cell table:formula="of:=[.A33]/0.000357627868652344" office:value-type="float" office:value="145150.880426667" calcext:value-type="float">
            <text:p>145150,880426667</text:p>
          </table:table-cell>
          <table:table-cell table:formula="of:=INT([.B33])" office:value-type="float" office:value="145150" calcext:value-type="float">
            <text:p>145150</text:p>
          </table:table-cell>
          <table:table-cell table:formula="of:=[.C33]*0.000357627868652344" office:value-type="float" office:value="51.9096851348877" calcext:value-type="float">
            <text:p>51,9096851348877</text:p>
          </table:table-cell>
          <table:table-cell table:formula="of:=[.A33]-[.D33]" office:value-type="float" office:value="0.000314865112301277" calcext:value-type="float">
            <text:p>0,000314865112301277</text:p>
          </table:table-cell>
          <table:table-cell table:formula="of:=DEC2HEX([.C33])" office:value-type="string" office:string-value="236FE" calcext:value-type="string">
            <text:p>236F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4]/0.000357627868652344" office:value-type="float" office:value="153791.146666667" calcext:value-type="float">
            <text:p>153791,146666667</text:p>
          </table:table-cell>
          <table:table-cell table:formula="of:=INT([.B34])" office:value-type="float" office:value="153791" calcext:value-type="float">
            <text:p>153791</text:p>
          </table:table-cell>
          <table:table-cell table:formula="of:=[.C34]*0.000357627868652344" office:value-type="float" office:value="54.9999475479126" calcext:value-type="float">
            <text:p>54,9999475479126</text:p>
          </table:table-cell>
          <table:table-cell table:formula="of:=[.A34]-[.D34]" office:value-type="float" office:value="0.0000524520874023438" calcext:value-type="float">
            <text:p>5,24520874023438E-05</text:p>
          </table:table-cell>
          <table:table-cell table:formula="of:=DEC2HEX([.C34])" office:value-type="string" office:string-value="258BF" calcext:value-type="string">
            <text:p>258BF</text:p>
          </table:table-cell>
        </table:table-row>
        <table:table-row table:style-name="ro1">
          <table:table-cell office:value-type="float" office:value="58.27" calcext:value-type="float">
            <text:p>58,27</text:p>
          </table:table-cell>
          <table:table-cell table:formula="of:=[.A35]/0.000357627868652344" office:value-type="float" office:value="162934.729386667" calcext:value-type="float">
            <text:p>162934,729386667</text:p>
          </table:table-cell>
          <table:table-cell table:formula="of:=INT([.B35])" office:value-type="float" office:value="162934" calcext:value-type="float">
            <text:p>162934</text:p>
          </table:table-cell>
          <table:table-cell table:formula="of:=[.C35]*0.000357627868652344" office:value-type="float" office:value="58.269739151001" calcext:value-type="float">
            <text:p>58,269739151001</text:p>
          </table:table-cell>
          <table:table-cell table:formula="of:=[.A35]-[.D35]" office:value-type="float" office:value="0.000260848999026564" calcext:value-type="float">
            <text:p>0,000260848999026564</text:p>
          </table:table-cell>
          <table:table-cell table:formula="of:=DEC2HEX([.C35])" office:value-type="string" office:string-value="27C76" calcext:value-type="string">
            <text:p>27C76</text:p>
          </table:table-cell>
        </table:table-row>
        <table:table-row table:style-name="ro1">
          <table:table-cell office:value-type="float" office:value="61.74" calcext:value-type="float">
            <text:p>61,74</text:p>
          </table:table-cell>
          <table:table-cell table:formula="of:=[.A36]/0.000357627868652344" office:value-type="float" office:value="172637.55264" calcext:value-type="float">
            <text:p>172637,55264</text:p>
          </table:table-cell>
          <table:table-cell table:formula="of:=INT([.B36])" office:value-type="float" office:value="172637" calcext:value-type="float">
            <text:p>172637</text:p>
          </table:table-cell>
          <table:table-cell table:formula="of:=[.C36]*0.000357627868652344" office:value-type="float" office:value="61.7398023605347" calcext:value-type="float">
            <text:p>61,7398023605347</text:p>
          </table:table-cell>
          <table:table-cell table:formula="of:=[.A36]-[.D36]" office:value-type="float" office:value="0.000197639465334021" calcext:value-type="float">
            <text:p>0,000197639465334021</text:p>
          </table:table-cell>
          <table:table-cell table:formula="of:=DEC2HEX([.C36])" office:value-type="string" office:string-value="2A25D" calcext:value-type="string">
            <text:p>2A25D</text:p>
          </table:table-cell>
        </table:table-row>
        <table:table-row table:style-name="ro1">
          <table:table-cell office:value-type="float" office:value="65.41" calcext:value-type="float">
            <text:p>65,41</text:p>
          </table:table-cell>
          <table:table-cell table:formula="of:=[.A37]/0.000357627868652344" office:value-type="float" office:value="182899.616426667" calcext:value-type="float">
            <text:p>182899,616426667</text:p>
          </table:table-cell>
          <table:table-cell table:formula="of:=INT([.B37])" office:value-type="float" office:value="182899" calcext:value-type="float">
            <text:p>182899</text:p>
          </table:table-cell>
          <table:table-cell table:formula="of:=[.C37]*0.000357627868652344" office:value-type="float" office:value="65.409779548645" calcext:value-type="float">
            <text:p>65,409779548645</text:p>
          </table:table-cell>
          <table:table-cell table:formula="of:=[.A37]-[.D37]" office:value-type="float" office:value="0.000220451354977058" calcext:value-type="float">
            <text:p>0,000220451354977058</text:p>
          </table:table-cell>
          <table:table-cell table:formula="of:=DEC2HEX([.C37])" office:value-type="string" office:string-value="2CA73" calcext:value-type="string">
            <text:p>2CA73</text:p>
          </table:table-cell>
        </table:table-row>
        <table:table-row table:style-name="ro1">
          <table:table-cell office:value-type="float" office:value="69.3" calcext:value-type="float">
            <text:p>69,3</text:p>
          </table:table-cell>
          <table:table-cell table:formula="of:=[.A38]/0.000357627868652344" office:value-type="float" office:value="193776.8448" calcext:value-type="float">
            <text:p>193776,8448</text:p>
          </table:table-cell>
          <table:table-cell table:formula="of:=INT([.B38])" office:value-type="float" office:value="193776" calcext:value-type="float">
            <text:p>193776</text:p>
          </table:table-cell>
          <table:table-cell table:formula="of:=[.C38]*0.000357627868652344" office:value-type="float" office:value="69.2996978759766" calcext:value-type="float">
            <text:p>69,2996978759766</text:p>
          </table:table-cell>
          <table:table-cell table:formula="of:=[.A38]-[.D38]" office:value-type="float" office:value="0.000302124023434658" calcext:value-type="float">
            <text:p>0,000302124023434658</text:p>
          </table:table-cell>
          <table:table-cell table:formula="of:=DEC2HEX([.C38])" office:value-type="string" office:string-value="2F4F0" calcext:value-type="string">
            <text:p>2F4F0</text:p>
          </table:table-cell>
        </table:table-row>
        <table:table-row table:style-name="ro1">
          <table:table-cell office:value-type="float" office:value="73.42" calcext:value-type="float">
            <text:p>73,42</text:p>
          </table:table-cell>
          <table:table-cell table:formula="of:=[.A39]/0.000357627868652344" office:value-type="float" office:value="205297.199786667" calcext:value-type="float">
            <text:p>205297,199786667</text:p>
          </table:table-cell>
          <table:table-cell table:formula="of:=INT([.B39])" office:value-type="float" office:value="205297" calcext:value-type="float">
            <text:p>205297</text:p>
          </table:table-cell>
          <table:table-cell table:formula="of:=[.C39]*0.000357627868652344" office:value-type="float" office:value="73.4199285507202" calcext:value-type="float">
            <text:p>73,4199285507202</text:p>
          </table:table-cell>
          <table:table-cell table:formula="of:=[.A39]-[.D39]" office:value-type="float" office:value="0.0000714492797868615" calcext:value-type="float">
            <text:p>7,14492797868615E-05</text:p>
          </table:table-cell>
          <table:table-cell table:formula="of:=DEC2HEX([.C39])" office:value-type="string" office:string-value="321F1" calcext:value-type="string">
            <text:p>321F1</text:p>
          </table:table-cell>
        </table:table-row>
        <table:table-row table:style-name="ro1">
          <table:table-cell office:value-type="float" office:value="77.78" calcext:value-type="float">
            <text:p>77,78</text:p>
          </table:table-cell>
          <table:table-cell table:formula="of:=[.A40]/0.000357627868652344" office:value-type="float" office:value="217488.643413333" calcext:value-type="float">
            <text:p>217488,643413333</text:p>
          </table:table-cell>
          <table:table-cell table:formula="of:=INT([.B40])" office:value-type="float" office:value="217488" calcext:value-type="float">
            <text:p>217488</text:p>
          </table:table-cell>
          <table:table-cell table:formula="of:=[.C40]*0.000357627868652344" office:value-type="float" office:value="77.7797698974609" calcext:value-type="float">
            <text:p>77,7797698974609</text:p>
          </table:table-cell>
          <table:table-cell table:formula="of:=[.A40]-[.D40]" office:value-type="float" office:value="0.000230102539063637" calcext:value-type="float">
            <text:p>0,000230102539063637</text:p>
          </table:table-cell>
          <table:table-cell table:formula="of:=DEC2HEX([.C40])" office:value-type="string" office:string-value="35190" calcext:value-type="string">
            <text:p>35190</text:p>
          </table:table-cell>
        </table:table-row>
        <table:table-row table:style-name="ro1">
          <table:table-cell office:value-type="float" office:value="82.41" calcext:value-type="float">
            <text:p>82,41</text:p>
          </table:table-cell>
          <table:table-cell table:formula="of:=[.A41]/0.000357627868652344" office:value-type="float" office:value="230435.06176" calcext:value-type="float">
            <text:p>230435,06176</text:p>
          </table:table-cell>
          <table:table-cell table:formula="of:=INT([.B41])" office:value-type="float" office:value="230435" calcext:value-type="float">
            <text:p>230435</text:p>
          </table:table-cell>
          <table:table-cell table:formula="of:=[.C41]*0.000357627868652344" office:value-type="float" office:value="82.4099779129028" calcext:value-type="float">
            <text:p>82,4099779129028</text:p>
          </table:table-cell>
          <table:table-cell table:formula="of:=[.A41]-[.D41]" office:value-type="float" office:value="0.0000220870971645581" calcext:value-type="float">
            <text:p>2,20870971645581E-05</text:p>
          </table:table-cell>
          <table:table-cell table:formula="of:=DEC2HEX([.C41])" office:value-type="string" office:string-value="38423" calcext:value-type="string">
            <text:p>38423</text:p>
          </table:table-cell>
        </table:table-row>
        <table:table-row table:style-name="ro1">
          <table:table-cell office:value-type="float" office:value="87.31" calcext:value-type="float">
            <text:p>87,31</text:p>
          </table:table-cell>
          <table:table-cell table:formula="of:=[.A42]/0.000357627868652344" office:value-type="float" office:value="244136.454826667" calcext:value-type="float">
            <text:p>244136,454826667</text:p>
          </table:table-cell>
          <table:table-cell table:formula="of:=INT([.B42])" office:value-type="float" office:value="244136" calcext:value-type="float">
            <text:p>244136</text:p>
          </table:table-cell>
          <table:table-cell table:formula="of:=[.C42]*0.000357627868652344" office:value-type="float" office:value="87.3098373413086" calcext:value-type="float">
            <text:p>87,3098373413086</text:p>
          </table:table-cell>
          <table:table-cell table:formula="of:=[.A42]-[.D42]" office:value-type="float" office:value="0.000162658691408524" calcext:value-type="float">
            <text:p>0,000162658691408524</text:p>
          </table:table-cell>
          <table:table-cell table:formula="of:=DEC2HEX([.C42])" office:value-type="string" office:string-value="3B9A8" calcext:value-type="string">
            <text:p>3B9A8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table:formula="of:=[.A43]/0.000357627868652344" office:value-type="float" office:value="258648.746666667" calcext:value-type="float">
            <text:p>258648,746666667</text:p>
          </table:table-cell>
          <table:table-cell table:formula="of:=INT([.B43])" office:value-type="float" office:value="258648" calcext:value-type="float">
            <text:p>258648</text:p>
          </table:table-cell>
          <table:table-cell table:formula="of:=[.C43]*0.000357627868652344" office:value-type="float" office:value="92.4997329711914" calcext:value-type="float">
            <text:p>92,4997329711914</text:p>
          </table:table-cell>
          <table:table-cell table:formula="of:=[.A43]-[.D43]" office:value-type="float" office:value="0.00026702880859375" calcext:value-type="float">
            <text:p>0,00026702880859375</text:p>
          </table:table-cell>
          <table:table-cell table:formula="of:=DEC2HEX([.C43])" office:value-type="string" office:string-value="3F258" calcext:value-type="string">
            <text:p>3F2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44]/0.000357627868652344" office:value-type="float" office:value="274027.861333333" calcext:value-type="float">
            <text:p>274027,861333333</text:p>
          </table:table-cell>
          <table:table-cell table:formula="of:=INT([.B44])" office:value-type="float" office:value="274027" calcext:value-type="float">
            <text:p>274027</text:p>
          </table:table-cell>
          <table:table-cell table:formula="of:=[.C44]*0.000357627868652344" office:value-type="float" office:value="97.9996919631958" calcext:value-type="float">
            <text:p>97,9996919631958</text:p>
          </table:table-cell>
          <table:table-cell table:formula="of:=[.A44]-[.D44]" office:value-type="float" office:value="0.000308036804199219" calcext:value-type="float">
            <text:p>0,000308036804199219</text:p>
          </table:table-cell>
          <table:table-cell table:formula="of:=DEC2HEX([.C44])" office:value-type="string" office:string-value="42E6B" calcext:value-type="string">
            <text:p>42E6B</text:p>
          </table:table-cell>
        </table:table-row>
        <table:table-row table:style-name="ro1">
          <table:table-cell office:value-type="float" office:value="103.83" calcext:value-type="float">
            <text:p>103,83</text:p>
          </table:table-cell>
          <table:table-cell table:formula="of:=[.A45]/0.000357627868652344" office:value-type="float" office:value="290329.72288" calcext:value-type="float">
            <text:p>290329,72288</text:p>
          </table:table-cell>
          <table:table-cell table:formula="of:=INT([.B45])" office:value-type="float" office:value="290329" calcext:value-type="float">
            <text:p>290329</text:p>
          </table:table-cell>
          <table:table-cell table:formula="of:=[.C45]*0.000357627868652344" office:value-type="float" office:value="103.829741477966" calcext:value-type="float">
            <text:p>103,829741477966</text:p>
          </table:table-cell>
          <table:table-cell table:formula="of:=[.A45]-[.D45]" office:value-type="float" office:value="0.000258522033689701" calcext:value-type="float">
            <text:p>0,000258522033689701</text:p>
          </table:table-cell>
          <table:table-cell table:formula="of:=DEC2HEX([.C45])" office:value-type="string" office:string-value="46E19" calcext:value-type="string">
            <text:p>46E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46]/0.000357627868652344" office:value-type="float" office:value="307582.293333333" calcext:value-type="float">
            <text:p>307582,293333333</text:p>
          </table:table-cell>
          <table:table-cell table:formula="of:=INT([.B46])" office:value-type="float" office:value="307582" calcext:value-type="float">
            <text:p>307582</text:p>
          </table:table-cell>
          <table:table-cell table:formula="of:=[.C46]*0.000357627868652344" office:value-type="float" office:value="109.999895095825" calcext:value-type="float">
            <text:p>109,999895095825</text:p>
          </table:table-cell>
          <table:table-cell table:formula="of:=[.A46]-[.D46]" office:value-type="float" office:value="0.000104904174804688" calcext:value-type="float">
            <text:p>0,000104904174804688</text:p>
          </table:table-cell>
          <table:table-cell table:formula="of:=DEC2HEX([.C46])" office:value-type="string" office:string-value="4B17E" calcext:value-type="string">
            <text:p>4B17E</text:p>
          </table:table-cell>
        </table:table-row>
        <table:table-row table:style-name="ro1">
          <table:table-cell office:value-type="float" office:value="116.54" calcext:value-type="float">
            <text:p>116,54</text:p>
          </table:table-cell>
          <table:table-cell table:formula="of:=[.A47]/0.000357627868652344" office:value-type="float" office:value="325869.458773333" calcext:value-type="float">
            <text:p>325869,458773333</text:p>
          </table:table-cell>
          <table:table-cell table:formula="of:=INT([.B47])" office:value-type="float" office:value="325869" calcext:value-type="float">
            <text:p>325869</text:p>
          </table:table-cell>
          <table:table-cell table:formula="of:=[.C47]*0.000357627868652344" office:value-type="float" office:value="116.539835929871" calcext:value-type="float">
            <text:p>116,539835929871</text:p>
          </table:table-cell>
          <table:table-cell table:formula="of:=[.A47]-[.D47]" office:value-type="float" office:value="0.000164070129400784" calcext:value-type="float">
            <text:p>0,000164070129400784</text:p>
          </table:table-cell>
          <table:table-cell table:formula="of:=DEC2HEX([.C47])" office:value-type="string" office:string-value="4F8ED" calcext:value-type="string">
            <text:p>4F8ED</text:p>
          </table:table-cell>
        </table:table-row>
        <table:table-row table:style-name="ro1">
          <table:table-cell office:value-type="float" office:value="123.47" calcext:value-type="float">
            <text:p>123,47</text:p>
          </table:table-cell>
          <table:table-cell table:formula="of:=[.A48]/0.000357627868652344" office:value-type="float" office:value="345247.143253333" calcext:value-type="float">
            <text:p>345247,143253333</text:p>
          </table:table-cell>
          <table:table-cell table:formula="of:=INT([.B48])" office:value-type="float" office:value="345247" calcext:value-type="float">
            <text:p>345247</text:p>
          </table:table-cell>
          <table:table-cell table:formula="of:=[.C48]*0.000357627868652344" office:value-type="float" office:value="123.469948768616" calcext:value-type="float">
            <text:p>123,469948768616</text:p>
          </table:table-cell>
          <table:table-cell table:formula="of:=[.A48]-[.D48]" office:value-type="float" office:value="0.0000512313842762069" calcext:value-type="float">
            <text:p>5,12313842762069E-05</text:p>
          </table:table-cell>
          <table:table-cell table:formula="of:=DEC2HEX([.C48])" office:value-type="string" office:string-value="5449F" calcext:value-type="string">
            <text:p>5449F</text:p>
          </table:table-cell>
        </table:table-row>
        <table:table-row table:style-name="ro1">
          <table:table-cell office:value-type="float" office:value="130.81" calcext:value-type="float">
            <text:p>130,81</text:p>
          </table:table-cell>
          <table:table-cell table:formula="of:=[.A49]/0.000357627868652344" office:value-type="float" office:value="365771.270826667" calcext:value-type="float">
            <text:p>365771,270826667</text:p>
          </table:table-cell>
          <table:table-cell table:formula="of:=INT([.B49])" office:value-type="float" office:value="365771" calcext:value-type="float">
            <text:p>365771</text:p>
          </table:table-cell>
          <table:table-cell table:formula="of:=[.C49]*0.000357627868652344" office:value-type="float" office:value="130.809903144836" calcext:value-type="float">
            <text:p>130,809903144836</text:p>
          </table:table-cell>
          <table:table-cell table:formula="of:=[.A49]-[.D49]" office:value-type="float" office:value="0.0000968551635764925" calcext:value-type="float">
            <text:p>9,68551635764925E-05</text:p>
          </table:table-cell>
          <table:table-cell table:formula="of:=DEC2HEX([.C49])" office:value-type="string" office:string-value="594CB" calcext:value-type="string">
            <text:p>594CB</text:p>
          </table:table-cell>
        </table:table-row>
        <table:table-row table:style-name="ro1">
          <table:table-cell office:value-type="float" office:value="138.59" calcext:value-type="float">
            <text:p>138,59</text:p>
          </table:table-cell>
          <table:table-cell table:formula="of:=[.A50]/0.000357627868652344" office:value-type="float" office:value="387525.727573333" calcext:value-type="float">
            <text:p>387525,727573333</text:p>
          </table:table-cell>
          <table:table-cell table:formula="of:=INT([.B50])" office:value-type="float" office:value="387525" calcext:value-type="float">
            <text:p>387525</text:p>
          </table:table-cell>
          <table:table-cell table:formula="of:=[.C50]*0.000357627868652344" office:value-type="float" office:value="138.5897397995" calcext:value-type="float">
            <text:p>138,5897397995</text:p>
          </table:table-cell>
          <table:table-cell table:formula="of:=[.A50]-[.D50]" office:value-type="float" office:value="0.000260200500491692" calcext:value-type="float">
            <text:p>0,000260200500491692</text:p>
          </table:table-cell>
          <table:table-cell table:formula="of:=DEC2HEX([.C50])" office:value-type="string" office:string-value="5E9C5" calcext:value-type="string">
            <text:p>5E9C5</text:p>
          </table:table-cell>
        </table:table-row>
        <table:table-row table:style-name="ro1">
          <table:table-cell office:value-type="float" office:value="146.83" calcext:value-type="float">
            <text:p>146,83</text:p>
          </table:table-cell>
          <table:table-cell table:formula="of:=[.A51]/0.000357627868652344" office:value-type="float" office:value="410566.437546667" calcext:value-type="float">
            <text:p>410566,437546667</text:p>
          </table:table-cell>
          <table:table-cell table:formula="of:=INT([.B51])" office:value-type="float" office:value="410566" calcext:value-type="float">
            <text:p>410566</text:p>
          </table:table-cell>
          <table:table-cell table:formula="of:=[.C51]*0.000357627868652344" office:value-type="float" office:value="146.829843521118" calcext:value-type="float">
            <text:p>146,829843521118</text:p>
          </table:table-cell>
          <table:table-cell table:formula="of:=[.A51]-[.D51]" office:value-type="float" office:value="0.000156478881848443" calcext:value-type="float">
            <text:p>0,000156478881848443</text:p>
          </table:table-cell>
          <table:table-cell table:formula="of:=DEC2HEX([.C51])" office:value-type="string" office:string-value="643C6" calcext:value-type="string">
            <text:p>643C6</text:p>
          </table:table-cell>
        </table:table-row>
        <table:table-row table:style-name="ro1">
          <table:table-cell office:value-type="float" office:value="155.56" calcext:value-type="float">
            <text:p>155,56</text:p>
          </table:table-cell>
          <table:table-cell table:formula="of:=[.A52]/0.000357627868652344" office:value-type="float" office:value="434977.286826667" calcext:value-type="float">
            <text:p>434977,286826667</text:p>
          </table:table-cell>
          <table:table-cell table:formula="of:=INT([.B52])" office:value-type="float" office:value="434977" calcext:value-type="float">
            <text:p>434977</text:p>
          </table:table-cell>
          <table:table-cell table:formula="of:=[.C52]*0.000357627868652344" office:value-type="float" office:value="155.559897422791" calcext:value-type="float">
            <text:p>155,559897422791</text:p>
          </table:table-cell>
          <table:table-cell table:formula="of:=[.A52]-[.D52]" office:value-type="float" office:value="0.00010257720947493" calcext:value-type="float">
            <text:p>0,00010257720947493</text:p>
          </table:table-cell>
          <table:table-cell table:formula="of:=DEC2HEX([.C52])" office:value-type="string" office:string-value="6A321" calcext:value-type="string">
            <text:p>6A321</text:p>
          </table:table-cell>
        </table:table-row>
        <table:table-row table:style-name="ro1">
          <table:table-cell office:value-type="float" office:value="164.81" calcext:value-type="float">
            <text:p>164,81</text:p>
          </table:table-cell>
          <table:table-cell table:formula="of:=[.A53]/0.000357627868652344" office:value-type="float" office:value="460842.161493333" calcext:value-type="float">
            <text:p>460842,161493333</text:p>
          </table:table-cell>
          <table:table-cell table:formula="of:=INT([.B53])" office:value-type="float" office:value="460842" calcext:value-type="float">
            <text:p>460842</text:p>
          </table:table-cell>
          <table:table-cell table:formula="of:=[.C53]*0.000357627868652344" office:value-type="float" office:value="164.809942245483" calcext:value-type="float">
            <text:p>164,809942245483</text:p>
          </table:table-cell>
          <table:table-cell table:formula="of:=[.A53]-[.D53]" office:value-type="float" office:value="0.0000577545166038362" calcext:value-type="float">
            <text:p>5,77545166038362E-05</text:p>
          </table:table-cell>
          <table:table-cell table:formula="of:=DEC2HEX([.C53])" office:value-type="string" office:string-value="7082A" calcext:value-type="string">
            <text:p>7082A</text:p>
          </table:table-cell>
        </table:table-row>
        <table:table-row table:style-name="ro1">
          <table:table-cell office:value-type="float" office:value="174.61" calcext:value-type="float">
            <text:p>174,61</text:p>
          </table:table-cell>
          <table:table-cell table:formula="of:=[.A54]/0.000357627868652344" office:value-type="float" office:value="488244.947626667" calcext:value-type="float">
            <text:p>488244,947626667</text:p>
          </table:table-cell>
          <table:table-cell table:formula="of:=INT([.B54])" office:value-type="float" office:value="488244" calcext:value-type="float">
            <text:p>488244</text:p>
          </table:table-cell>
          <table:table-cell table:formula="of:=[.C54]*0.000357627868652344" office:value-type="float" office:value="174.609661102295" calcext:value-type="float">
            <text:p>174,609661102295</text:p>
          </table:table-cell>
          <table:table-cell table:formula="of:=[.A54]-[.D54]" office:value-type="float" office:value="0.000338897705091767" calcext:value-type="float">
            <text:p>0,000338897705091767</text:p>
          </table:table-cell>
          <table:table-cell table:formula="of:=DEC2HEX([.C54])" office:value-type="string" office:string-value="77334" calcext:value-type="string">
            <text:p>773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55]/0.000357627868652344" office:value-type="float" office:value="517297.493333333" calcext:value-type="float">
            <text:p>517297,493333333</text:p>
          </table:table-cell>
          <table:table-cell table:formula="of:=INT([.B55])" office:value-type="float" office:value="517297" calcext:value-type="float">
            <text:p>517297</text:p>
          </table:table-cell>
          <table:table-cell table:formula="of:=[.C55]*0.000357627868652344" office:value-type="float" office:value="184.999823570251" calcext:value-type="float">
            <text:p>184,999823570251</text:p>
          </table:table-cell>
          <table:table-cell table:formula="of:=[.A55]-[.D55]" office:value-type="float" office:value="0.000176429748535156" calcext:value-type="float">
            <text:p>0,000176429748535156</text:p>
          </table:table-cell>
          <table:table-cell table:formula="of:=DEC2HEX([.C55])" office:value-type="string" office:string-value="7E4B1" calcext:value-type="string">
            <text:p>7E4B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56]/0.000357627868652344" office:value-type="float" office:value="548055.722666667" calcext:value-type="float">
            <text:p>548055,722666667</text:p>
          </table:table-cell>
          <table:table-cell table:formula="of:=INT([.B56])" office:value-type="float" office:value="548055" calcext:value-type="float">
            <text:p>548055</text:p>
          </table:table-cell>
          <table:table-cell table:formula="of:=[.C56]*0.000357627868652344" office:value-type="float" office:value="195.99974155426" calcext:value-type="float">
            <text:p>195,99974155426</text:p>
          </table:table-cell>
          <table:table-cell table:formula="of:=[.A56]-[.D56]" office:value-type="float" office:value="0.000258445739746094" calcext:value-type="float">
            <text:p>0,000258445739746094</text:p>
          </table:table-cell>
          <table:table-cell table:formula="of:=DEC2HEX([.C56])" office:value-type="string" office:string-value="85CD7" calcext:value-type="string">
            <text:p>85CD7</text:p>
          </table:table-cell>
        </table:table-row>
        <table:table-row table:style-name="ro1">
          <table:table-cell office:value-type="float" office:value="207.65" calcext:value-type="float">
            <text:p>207,65</text:p>
          </table:table-cell>
          <table:table-cell table:formula="of:=[.A57]/0.000357627868652344" office:value-type="float" office:value="580631.483733333" calcext:value-type="float">
            <text:p>580631,483733333</text:p>
          </table:table-cell>
          <table:table-cell table:formula="of:=INT([.B57])" office:value-type="float" office:value="580631" calcext:value-type="float">
            <text:p>580631</text:p>
          </table:table-cell>
          <table:table-cell table:formula="of:=[.C57]*0.000357627868652344" office:value-type="float" office:value="207.649827003479" calcext:value-type="float">
            <text:p>207,649827003479</text:p>
          </table:table-cell>
          <table:table-cell table:formula="of:=[.A57]-[.D57]" office:value-type="float" office:value="0.000172996521001778" calcext:value-type="float">
            <text:p>0,000172996521001778</text:p>
          </table:table-cell>
          <table:table-cell table:formula="of:=DEC2HEX([.C57])" office:value-type="string" office:string-value="8DC17" calcext:value-type="string">
            <text:p>8DC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58]/0.000357627868652344" office:value-type="float" office:value="615164.586666667" calcext:value-type="float">
            <text:p>615164,586666667</text:p>
          </table:table-cell>
          <table:table-cell table:formula="of:=INT([.B58])" office:value-type="float" office:value="615164" calcext:value-type="float">
            <text:p>615164</text:p>
          </table:table-cell>
          <table:table-cell table:formula="of:=[.C58]*0.000357627868652344" office:value-type="float" office:value="219.99979019165" calcext:value-type="float">
            <text:p>219,99979019165</text:p>
          </table:table-cell>
          <table:table-cell table:formula="of:=[.A58]-[.D58]" office:value-type="float" office:value="0.000209808349609375" calcext:value-type="float">
            <text:p>0,000209808349609375</text:p>
          </table:table-cell>
          <table:table-cell table:formula="of:=DEC2HEX([.C58])" office:value-type="string" office:string-value="962FC" calcext:value-type="string">
            <text:p>962FC</text:p>
          </table:table-cell>
        </table:table-row>
        <table:table-row table:style-name="ro1">
          <table:table-cell office:value-type="float" office:value="233.08" calcext:value-type="float">
            <text:p>233,08</text:p>
          </table:table-cell>
          <table:table-cell table:formula="of:=[.A59]/0.000357627868652344" office:value-type="float" office:value="651738.917546667" calcext:value-type="float">
            <text:p>651738,917546667</text:p>
          </table:table-cell>
          <table:table-cell table:formula="of:=INT([.B59])" office:value-type="float" office:value="651738" calcext:value-type="float">
            <text:p>651738</text:p>
          </table:table-cell>
          <table:table-cell table:formula="of:=[.C59]*0.000357627868652344" office:value-type="float" office:value="233.079671859741" calcext:value-type="float">
            <text:p>233,079671859741</text:p>
          </table:table-cell>
          <table:table-cell table:formula="of:=[.A59]-[.D59]" office:value-type="float" office:value="0.000328140258801568" calcext:value-type="float">
            <text:p>0,000328140258801568</text:p>
          </table:table-cell>
          <table:table-cell table:formula="of:=DEC2HEX([.C59])" office:value-type="string" office:string-value="9F1DA" calcext:value-type="string">
            <text:p>9F1DA</text:p>
          </table:table-cell>
        </table:table-row>
        <table:table-row table:style-name="ro1">
          <table:table-cell office:value-type="float" office:value="246.94" calcext:value-type="float">
            <text:p>246,94</text:p>
          </table:table-cell>
          <table:table-cell table:formula="of:=[.A60]/0.000357627868652344" office:value-type="float" office:value="690494.286506667" calcext:value-type="float">
            <text:p>690494,286506667</text:p>
          </table:table-cell>
          <table:table-cell table:formula="of:=INT([.B60])" office:value-type="float" office:value="690494" calcext:value-type="float">
            <text:p>690494</text:p>
          </table:table-cell>
          <table:table-cell table:formula="of:=[.C60]*0.000357627868652344" office:value-type="float" office:value="246.939897537231" calcext:value-type="float">
            <text:p>246,939897537231</text:p>
          </table:table-cell>
          <table:table-cell table:formula="of:=[.A60]-[.D60]" office:value-type="float" office:value="0.000102462768552414" calcext:value-type="float">
            <text:p>0,000102462768552414</text:p>
          </table:table-cell>
          <table:table-cell table:formula="of:=DEC2HEX([.C60])" office:value-type="string" office:string-value="A893E" calcext:value-type="string">
            <text:p>A893E</text:p>
          </table:table-cell>
        </table:table-row>
        <table:table-row table:style-name="ro1">
          <table:table-cell office:value-type="float" office:value="261.63" calcext:value-type="float">
            <text:p>261,63</text:p>
          </table:table-cell>
          <table:table-cell table:formula="of:=[.A61]/0.000357627868652344" office:value-type="float" office:value="731570.50368" calcext:value-type="float">
            <text:p>731570,50368</text:p>
          </table:table-cell>
          <table:table-cell table:formula="of:=INT([.B61])" office:value-type="float" office:value="731570" calcext:value-type="float">
            <text:p>731570</text:p>
          </table:table-cell>
          <table:table-cell table:formula="of:=[.C61]*0.000357627868652344" office:value-type="float" office:value="261.629819869995" calcext:value-type="float">
            <text:p>261,629819869995</text:p>
          </table:table-cell>
          <table:table-cell table:formula="of:=[.A61]-[.D61]" office:value-type="float" office:value="0.000180130004878265" calcext:value-type="float">
            <text:p>0,000180130004878265</text:p>
          </table:table-cell>
          <table:table-cell table:formula="of:=DEC2HEX([.C61])" office:value-type="string" office:string-value="B29B2" calcext:value-type="string">
            <text:p>B29B2</text:p>
          </table:table-cell>
        </table:table-row>
        <table:table-row table:style-name="ro1">
          <table:table-cell office:value-type="float" office:value="277.18" calcext:value-type="float">
            <text:p>277,18</text:p>
          </table:table-cell>
          <table:table-cell table:formula="of:=[.A62]/0.000357627868652344" office:value-type="float" office:value="775051.455146667" calcext:value-type="float">
            <text:p>775051,455146667</text:p>
          </table:table-cell>
          <table:table-cell table:formula="of:=INT([.B62])" office:value-type="float" office:value="775051" calcext:value-type="float">
            <text:p>775051</text:p>
          </table:table-cell>
          <table:table-cell table:formula="of:=[.C62]*0.000357627868652344" office:value-type="float" office:value="277.179837226868" calcext:value-type="float">
            <text:p>277,179837226868</text:p>
          </table:table-cell>
          <table:table-cell table:formula="of:=[.A62]-[.D62]" office:value-type="float" office:value="0.00016277313233104" calcext:value-type="float">
            <text:p>0,00016277313233104</text:p>
          </table:table-cell>
          <table:table-cell table:formula="of:=DEC2HEX([.C62])" office:value-type="string" office:string-value="BD38B" calcext:value-type="string">
            <text:p>BD38B</text:p>
          </table:table-cell>
        </table:table-row>
        <table:table-row table:style-name="ro1">
          <table:table-cell office:value-type="float" office:value="293.66" calcext:value-type="float">
            <text:p>293,66</text:p>
          </table:table-cell>
          <table:table-cell table:formula="of:=[.A63]/0.000357627868652344" office:value-type="float" office:value="821132.875093334" calcext:value-type="float">
            <text:p>821132,875093334</text:p>
          </table:table-cell>
          <table:table-cell table:formula="of:=INT([.B63])" office:value-type="float" office:value="821132" calcext:value-type="float">
            <text:p>821132</text:p>
          </table:table-cell>
          <table:table-cell table:formula="of:=[.C63]*0.000357627868652344" office:value-type="float" office:value="293.659687042236" calcext:value-type="float">
            <text:p>293,659687042236</text:p>
          </table:table-cell>
          <table:table-cell table:formula="of:=[.A63]-[.D63]" office:value-type="float" office:value="0.000312957763696886" calcext:value-type="float">
            <text:p>0,000312957763696886</text:p>
          </table:table-cell>
          <table:table-cell table:formula="of:=DEC2HEX([.C63])" office:value-type="string" office:string-value="C878C" calcext:value-type="string">
            <text:p>C878C</text:p>
          </table:table-cell>
        </table:table-row>
        <table:table-row table:style-name="ro1">
          <table:table-cell office:value-type="float" office:value="311.13" calcext:value-type="float">
            <text:p>311,13</text:p>
          </table:table-cell>
          <table:table-cell table:formula="of:=[.A64]/0.000357627868652344" office:value-type="float" office:value="869982.53568" calcext:value-type="float">
            <text:p>869982,53568</text:p>
          </table:table-cell>
          <table:table-cell table:formula="of:=INT([.B64])" office:value-type="float" office:value="869982" calcext:value-type="float">
            <text:p>869982</text:p>
          </table:table-cell>
          <table:table-cell table:formula="of:=[.C64]*0.000357627868652344" office:value-type="float" office:value="311.129808425903" calcext:value-type="float">
            <text:p>311,129808425903</text:p>
          </table:table-cell>
          <table:table-cell table:formula="of:=[.A64]-[.D64]" office:value-type="float" office:value="0.00019157409667514" calcext:value-type="float">
            <text:p>0,00019157409667514</text:p>
          </table:table-cell>
          <table:table-cell table:formula="of:=DEC2HEX([.C64])" office:value-type="string" office:string-value="D465E" calcext:value-type="string">
            <text:p>D465E</text:p>
          </table:table-cell>
        </table:table-row>
        <table:table-row table:style-name="ro1">
          <table:table-cell office:value-type="float" office:value="329.63" calcext:value-type="float">
            <text:p>329,63</text:p>
          </table:table-cell>
          <table:table-cell table:formula="of:=[.A65]/0.000357627868652344" office:value-type="float" office:value="921712.285013333" calcext:value-type="float">
            <text:p>921712,285013333</text:p>
          </table:table-cell>
          <table:table-cell table:formula="of:=INT([.B65])" office:value-type="float" office:value="921712" calcext:value-type="float">
            <text:p>921712</text:p>
          </table:table-cell>
          <table:table-cell table:formula="of:=[.C65]*0.000357627868652344" office:value-type="float" office:value="329.629898071289" calcext:value-type="float">
            <text:p>329,629898071289</text:p>
          </table:table-cell>
          <table:table-cell table:formula="of:=[.A65]-[.D65]" office:value-type="float" office:value="0.000101928710932953" calcext:value-type="float">
            <text:p>0,000101928710932953</text:p>
          </table:table-cell>
          <table:table-cell table:formula="of:=DEC2HEX([.C65])" office:value-type="string" office:string-value="E1070" calcext:value-type="string">
            <text:p>E1070</text:p>
          </table:table-cell>
        </table:table-row>
        <table:table-row table:style-name="ro1">
          <table:table-cell office:value-type="float" office:value="349.23" calcext:value-type="float">
            <text:p>349,23</text:p>
          </table:table-cell>
          <table:table-cell table:formula="of:=[.A66]/0.000357627868652344" office:value-type="float" office:value="976517.85728" calcext:value-type="float">
            <text:p>976517,85728</text:p>
          </table:table-cell>
          <table:table-cell table:formula="of:=INT([.B66])" office:value-type="float" office:value="976517" calcext:value-type="float">
            <text:p>976517</text:p>
          </table:table-cell>
          <table:table-cell table:formula="of:=[.C66]*0.000357627868652344" office:value-type="float" office:value="349.229693412781" calcext:value-type="float">
            <text:p>349,229693412781</text:p>
          </table:table-cell>
          <table:table-cell table:formula="of:=[.A66]-[.D66]" office:value-type="float" office:value="0.000306587219256471" calcext:value-type="float">
            <text:p>0,000306587219256471</text:p>
          </table:table-cell>
          <table:table-cell table:formula="of:=DEC2HEX([.C66])" office:value-type="string" office:string-value="EE685" calcext:value-type="string">
            <text:p>EE685</text:p>
          </table:table-cell>
        </table:table-row>
        <table:table-row table:style-name="ro1">
          <table:table-cell office:value-type="float" office:value="369.99" calcext:value-type="float">
            <text:p>369,99</text:p>
          </table:table-cell>
          <table:table-cell table:formula="of:=[.A67]/0.000357627868652344" office:value-type="float" office:value="1034567.02464" calcext:value-type="float">
            <text:p>1034567,02464</text:p>
          </table:table-cell>
          <table:table-cell table:formula="of:=INT([.B67])" office:value-type="float" office:value="1034567" calcext:value-type="float">
            <text:p>1034567</text:p>
          </table:table-cell>
          <table:table-cell table:formula="of:=[.C67]*0.000357627868652344" office:value-type="float" office:value="369.989991188049" calcext:value-type="float">
            <text:p>369,989991188049</text:p>
          </table:table-cell>
          <table:table-cell table:formula="of:=[.A67]-[.D67]" office:value-type="float" office:value="0.0000088119506926887" calcext:value-type="float">
            <text:p>8,8119506926887E-06</text:p>
          </table:table-cell>
          <table:table-cell table:formula="of:=DEC2HEX([.C67])" office:value-type="string" office:string-value="FC947" calcext:value-type="string">
            <text:p>FC94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68]/0.000357627868652344" office:value-type="float" office:value="1096111.44533333" calcext:value-type="float">
            <text:p>1096111,44533333</text:p>
          </table:table-cell>
          <table:table-cell table:formula="of:=INT([.B68])" office:value-type="float" office:value="1096111" calcext:value-type="float">
            <text:p>1096111</text:p>
          </table:table-cell>
          <table:table-cell table:formula="of:=[.C68]*0.000357627868652344" office:value-type="float" office:value="391.999840736389" calcext:value-type="float">
            <text:p>391,999840736389</text:p>
          </table:table-cell>
          <table:table-cell table:formula="of:=[.A68]-[.D68]" office:value-type="float" office:value="0.000159263610839844" calcext:value-type="float">
            <text:p>0,000159263610839844</text:p>
          </table:table-cell>
          <table:table-cell table:formula="of:=DEC2HEX([.C68])" office:value-type="string" office:string-value="10B9AF" calcext:value-type="string">
            <text:p>10B9AF</text:p>
          </table:table-cell>
        </table:table-row>
        <table:table-row table:style-name="ro1">
          <table:table-cell office:value-type="float" office:value="415.3" calcext:value-type="float">
            <text:p>415,3</text:p>
          </table:table-cell>
          <table:table-cell table:formula="of:=[.A69]/0.000357627868652344" office:value-type="float" office:value="1161262.96746667" calcext:value-type="float">
            <text:p>1161262,96746667</text:p>
          </table:table-cell>
          <table:table-cell table:formula="of:=INT([.B69])" office:value-type="float" office:value="1161262" calcext:value-type="float">
            <text:p>1161262</text:p>
          </table:table-cell>
          <table:table-cell table:formula="of:=[.C69]*0.000357627868652344" office:value-type="float" office:value="415.299654006958" calcext:value-type="float">
            <text:p>415,299654006958</text:p>
          </table:table-cell>
          <table:table-cell table:formula="of:=[.A69]-[.D69]" office:value-type="float" office:value="0.000345993042003556" calcext:value-type="float">
            <text:p>0,000345993042003556</text:p>
          </table:table-cell>
          <table:table-cell table:formula="of:=DEC2HEX([.C69])" office:value-type="string" office:string-value="11B82E" calcext:value-type="string">
            <text:p>11B82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70]/0.000357627868652344" office:value-type="float" office:value="1230329.17333333" calcext:value-type="float">
            <text:p>1230329,17333333</text:p>
          </table:table-cell>
          <table:table-cell table:formula="of:=INT([.B70])" office:value-type="float" office:value="1230329" calcext:value-type="float">
            <text:p>1230329</text:p>
          </table:table-cell>
          <table:table-cell table:formula="of:=[.C70]*0.000357627868652344" office:value-type="float" office:value="439.999938011169" calcext:value-type="float">
            <text:p>439,999938011169</text:p>
          </table:table-cell>
          <table:table-cell table:formula="of:=[.A70]-[.D70]" office:value-type="float" office:value="0.0000619888305664062" calcext:value-type="float">
            <text:p>6,19888305664062E-05</text:p>
          </table:table-cell>
          <table:table-cell table:formula="of:=DEC2HEX([.C70])" office:value-type="string" office:string-value="12C5F9" calcext:value-type="string">
            <text:p>12C5F9</text:p>
          </table:table-cell>
        </table:table-row>
        <table:table-row table:style-name="ro1">
          <table:table-cell office:value-type="float" office:value="466.16" calcext:value-type="float">
            <text:p>466,16</text:p>
          </table:table-cell>
          <table:table-cell table:formula="of:=[.A71]/0.000357627868652344" office:value-type="float" office:value="1303477.83509333" calcext:value-type="float">
            <text:p>1303477,83509333</text:p>
          </table:table-cell>
          <table:table-cell table:formula="of:=INT([.B71])" office:value-type="float" office:value="1303477" calcext:value-type="float">
            <text:p>1303477</text:p>
          </table:table-cell>
          <table:table-cell table:formula="of:=[.C71]*0.000357627868652344" office:value-type="float" office:value="466.159701347351" calcext:value-type="float">
            <text:p>466,159701347351</text:p>
          </table:table-cell>
          <table:table-cell table:formula="of:=[.A71]-[.D71]" office:value-type="float" office:value="0.000298652648950792" calcext:value-type="float">
            <text:p>0,000298652648950792</text:p>
          </table:table-cell>
          <table:table-cell table:formula="of:=DEC2HEX([.C71])" office:value-type="string" office:string-value="13E3B5" calcext:value-type="string">
            <text:p>13E3B5</text:p>
          </table:table-cell>
        </table:table-row>
        <table:table-row table:style-name="ro1">
          <table:table-cell office:value-type="float" office:value="493.88" calcext:value-type="float">
            <text:p>493,88</text:p>
          </table:table-cell>
          <table:table-cell table:formula="of:=[.A72]/0.000357627868652344" office:value-type="float" office:value="1380988.57301333" calcext:value-type="float">
            <text:p>1380988,57301333</text:p>
          </table:table-cell>
          <table:table-cell table:formula="of:=INT([.B72])" office:value-type="float" office:value="1380988" calcext:value-type="float">
            <text:p>1380988</text:p>
          </table:table-cell>
          <table:table-cell table:formula="of:=[.C72]*0.000357627868652344" office:value-type="float" office:value="493.879795074463" calcext:value-type="float">
            <text:p>493,879795074463</text:p>
          </table:table-cell>
          <table:table-cell table:formula="of:=[.A72]-[.D72]" office:value-type="float" office:value="0.000204925537104828" calcext:value-type="float">
            <text:p>0,000204925537104828</text:p>
          </table:table-cell>
          <table:table-cell table:formula="of:=DEC2HEX([.C72])" office:value-type="string" office:string-value="15127C" calcext:value-type="string">
            <text:p>15127C</text:p>
          </table:table-cell>
        </table:table-row>
        <table:table-row table:style-name="ro1">
          <table:table-cell office:value-type="float" office:value="523.25" calcext:value-type="float">
            <text:p>523,25</text:p>
          </table:table-cell>
          <table:table-cell table:formula="of:=[.A73]/0.000357627868652344" office:value-type="float" office:value="1463113.04533333" calcext:value-type="float">
            <text:p>1463113,04533333</text:p>
          </table:table-cell>
          <table:table-cell table:formula="of:=INT([.B73])" office:value-type="float" office:value="1463113" calcext:value-type="float">
            <text:p>1463113</text:p>
          </table:table-cell>
          <table:table-cell table:formula="of:=[.C73]*0.000357627868652344" office:value-type="float" office:value="523.249983787537" calcext:value-type="float">
            <text:p>523,249983787537</text:p>
          </table:table-cell>
          <table:table-cell table:formula="of:=[.A73]-[.D73]" office:value-type="float" office:value="0.0000162124633789062" calcext:value-type="float">
            <text:p>1,62124633789062E-05</text:p>
          </table:table-cell>
          <table:table-cell table:formula="of:=DEC2HEX([.C73])" office:value-type="string" office:string-value="165349" calcext:value-type="string">
            <text:p>165349</text:p>
          </table:table-cell>
        </table:table-row>
        <table:table-row table:style-name="ro1">
          <table:table-cell office:value-type="float" office:value="554.37" calcext:value-type="float">
            <text:p>554,37</text:p>
          </table:table-cell>
          <table:table-cell table:formula="of:=[.A74]/0.000357627868652344" office:value-type="float" office:value="1550130.87232" calcext:value-type="float">
            <text:p>1550130,87232</text:p>
          </table:table-cell>
          <table:table-cell table:formula="of:=INT([.B74])" office:value-type="float" office:value="1550130" calcext:value-type="float">
            <text:p>1550130</text:p>
          </table:table-cell>
          <table:table-cell table:formula="of:=[.C74]*0.000357627868652344" office:value-type="float" office:value="554.369688034058" calcext:value-type="float">
            <text:p>554,369688034058</text:p>
          </table:table-cell>
          <table:table-cell table:formula="of:=[.A74]-[.D74]" office:value-type="float" office:value="0.00031196594238736" calcext:value-type="float">
            <text:p>0,00031196594238736</text:p>
          </table:table-cell>
          <table:table-cell table:formula="of:=DEC2HEX([.C74])" office:value-type="string" office:string-value="17A732" calcext:value-type="string">
            <text:p>17A732</text:p>
          </table:table-cell>
        </table:table-row>
        <table:table-row table:style-name="ro1">
          <table:table-cell office:value-type="float" office:value="587.33" calcext:value-type="float">
            <text:p>587,33</text:p>
          </table:table-cell>
          <table:table-cell table:formula="of:=[.A75]/0.000357627868652344" office:value-type="float" office:value="1642293.71221333" calcext:value-type="float">
            <text:p>1642293,71221333</text:p>
          </table:table-cell>
          <table:table-cell table:formula="of:=INT([.B75])" office:value-type="float" office:value="1642293" calcext:value-type="float">
            <text:p>1642293</text:p>
          </table:table-cell>
          <table:table-cell table:formula="of:=[.C75]*0.000357627868652344" office:value-type="float" office:value="587.329745292664" calcext:value-type="float">
            <text:p>587,329745292664</text:p>
          </table:table-cell>
          <table:table-cell table:formula="of:=[.A75]-[.D75]" office:value-type="float" office:value="0.000254707336466709" calcext:value-type="float">
            <text:p>0,000254707336466709</text:p>
          </table:table-cell>
          <table:table-cell table:formula="of:=DEC2HEX([.C75])" office:value-type="string" office:string-value="190F35" calcext:value-type="string">
            <text:p>190F35</text:p>
          </table:table-cell>
        </table:table-row>
        <table:table-row table:style-name="ro1">
          <table:table-cell office:value-type="float" office:value="622.25" calcext:value-type="float">
            <text:p>622,25</text:p>
          </table:table-cell>
          <table:table-cell table:formula="of:=[.A76]/0.000357627868652344" office:value-type="float" office:value="1739937.10933333" calcext:value-type="float">
            <text:p>1739937,10933333</text:p>
          </table:table-cell>
          <table:table-cell table:formula="of:=INT([.B76])" office:value-type="float" office:value="1739937" calcext:value-type="float">
            <text:p>1739937</text:p>
          </table:table-cell>
          <table:table-cell table:formula="of:=[.C76]*0.000357627868652344" office:value-type="float" office:value="622.249960899353" calcext:value-type="float">
            <text:p>622,249960899353</text:p>
          </table:table-cell>
          <table:table-cell table:formula="of:=[.A76]-[.D76]" office:value-type="float" office:value="0.0000391006469726562" calcext:value-type="float">
            <text:p>3,91006469726562E-05</text:p>
          </table:table-cell>
          <table:table-cell table:formula="of:=DEC2HEX([.C76])" office:value-type="string" office:string-value="1A8CA1" calcext:value-type="string">
            <text:p>1A8CA1</text:p>
          </table:table-cell>
        </table:table-row>
        <table:table-row table:style-name="ro1">
          <table:table-cell office:value-type="float" office:value="659.26" calcext:value-type="float">
            <text:p>659,26</text:p>
          </table:table-cell>
          <table:table-cell table:formula="of:=[.A77]/0.000357627868652344" office:value-type="float" office:value="1843424.57002667" calcext:value-type="float">
            <text:p>1843424,57002667</text:p>
          </table:table-cell>
          <table:table-cell table:formula="of:=INT([.B77])" office:value-type="float" office:value="1843424" calcext:value-type="float">
            <text:p>1843424</text:p>
          </table:table-cell>
          <table:table-cell table:formula="of:=[.C77]*0.000357627868652344" office:value-type="float" office:value="659.259796142578" calcext:value-type="float">
            <text:p>659,259796142578</text:p>
          </table:table-cell>
          <table:table-cell table:formula="of:=[.A77]-[.D77]" office:value-type="float" office:value="0.000203857421865905" calcext:value-type="float">
            <text:p>0,000203857421865905</text:p>
          </table:table-cell>
          <table:table-cell table:formula="of:=DEC2HEX([.C77])" office:value-type="string" office:string-value="1C20E0" calcext:value-type="string">
            <text:p>1C20E0</text:p>
          </table:table-cell>
        </table:table-row>
        <table:table-row table:style-name="ro1">
          <table:table-cell office:value-type="float" office:value="698.46" calcext:value-type="float">
            <text:p>698,46</text:p>
          </table:table-cell>
          <table:table-cell table:formula="of:=[.A78]/0.000357627868652344" office:value-type="float" office:value="1953035.71456" calcext:value-type="float">
            <text:p>1953035,71456</text:p>
          </table:table-cell>
          <table:table-cell table:formula="of:=INT([.B78])" office:value-type="float" office:value="1953035" calcext:value-type="float">
            <text:p>1953035</text:p>
          </table:table-cell>
          <table:table-cell table:formula="of:=[.C78]*0.000357627868652344" office:value-type="float" office:value="698.45974445343" calcext:value-type="float">
            <text:p>698,45974445343</text:p>
          </table:table-cell>
          <table:table-cell table:formula="of:=[.A78]-[.D78]" office:value-type="float" office:value="0.000255546569860599" calcext:value-type="float">
            <text:p>0,000255546569860599</text:p>
          </table:table-cell>
          <table:table-cell table:formula="of:=DEC2HEX([.C78])" office:value-type="string" office:string-value="1DCD0B" calcext:value-type="string">
            <text:p>1DCD0B</text:p>
          </table:table-cell>
        </table:table-row>
        <table:table-row table:style-name="ro1">
          <table:table-cell office:value-type="float" office:value="739.99" calcext:value-type="float">
            <text:p>739,99</text:p>
          </table:table-cell>
          <table:table-cell table:formula="of:=[.A79]/0.000357627868652344" office:value-type="float" office:value="2069162.01130667" calcext:value-type="float">
            <text:p>2069162,01130667</text:p>
          </table:table-cell>
          <table:table-cell table:formula="of:=INT([.B79])" office:value-type="float" office:value="2069162" calcext:value-type="float">
            <text:p>2069162</text:p>
          </table:table-cell>
          <table:table-cell table:formula="of:=[.C79]*0.000357627868652344" office:value-type="float" office:value="739.989995956421" calcext:value-type="float">
            <text:p>739,989995956421</text:p>
          </table:table-cell>
          <table:table-cell table:formula="of:=[.A79]-[.D79]" office:value-type="float" office:value="0.00000404357911065745" calcext:value-type="float">
            <text:p>4,04357911065745E-06</text:p>
          </table:table-cell>
          <table:table-cell table:formula="of:=DEC2HEX([.C79])" office:value-type="string" office:string-value="1F92AA" calcext:value-type="string">
            <text:p>1F92AA</text:p>
          </table:table-cell>
        </table:table-row>
        <table:table-row table:style-name="ro1">
          <table:table-cell office:value-type="float" office:value="783.99" calcext:value-type="float">
            <text:p>783,99</text:p>
          </table:table-cell>
          <table:table-cell table:formula="of:=[.A80]/0.000357627868652344" office:value-type="float" office:value="2192194.92864" calcext:value-type="float">
            <text:p>2192194,92864</text:p>
          </table:table-cell>
          <table:table-cell table:formula="of:=INT([.B80])" office:value-type="float" office:value="2192194" calcext:value-type="float">
            <text:p>2192194</text:p>
          </table:table-cell>
          <table:table-cell table:formula="of:=[.C80]*0.000357627868652344" office:value-type="float" office:value="783.989667892456" calcext:value-type="float">
            <text:p>783,989667892456</text:p>
          </table:table-cell>
          <table:table-cell table:formula="of:=[.A80]-[.D80]" office:value-type="float" office:value="0.000332107543954407" calcext:value-type="float">
            <text:p>0,000332107543954407</text:p>
          </table:table-cell>
          <table:table-cell table:formula="of:=DEC2HEX([.C80])" office:value-type="string" office:string-value="217342" calcext:value-type="string">
            <text:p>217342</text:p>
          </table:table-cell>
        </table:table-row>
        <table:table-row table:style-name="ro1">
          <table:table-cell office:value-type="float" office:value="830.61" calcext:value-type="float">
            <text:p>830,61</text:p>
          </table:table-cell>
          <table:table-cell table:formula="of:=[.A81]/0.000357627868652344" office:value-type="float" office:value="2322553.89696" calcext:value-type="float">
            <text:p>2322553,89696</text:p>
          </table:table-cell>
          <table:table-cell table:formula="of:=INT([.B81])" office:value-type="float" office:value="2322553" calcext:value-type="float">
            <text:p>2322553</text:p>
          </table:table-cell>
          <table:table-cell table:formula="of:=[.C81]*0.000357627868652344" office:value-type="float" office:value="830.609679222107" calcext:value-type="float">
            <text:p>830,609679222107</text:p>
          </table:table-cell>
          <table:table-cell table:formula="of:=[.A81]-[.D81]" office:value-type="float" office:value="0.000320777893080049" calcext:value-type="float">
            <text:p>0,000320777893080049</text:p>
          </table:table-cell>
          <table:table-cell table:formula="of:=DEC2HEX([.C81])" office:value-type="string" office:string-value="237079" calcext:value-type="string">
            <text:p>23707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2]/0.000357627868652344" office:value-type="float" office:value="2460658.34666667" calcext:value-type="float">
            <text:p>2460658,34666667</text:p>
          </table:table-cell>
          <table:table-cell table:formula="of:=INT([.B82])" office:value-type="float" office:value="2460658" calcext:value-type="float">
            <text:p>2460658</text:p>
          </table:table-cell>
          <table:table-cell table:formula="of:=[.C82]*0.000357627868652344" office:value-type="float" office:value="879.999876022339" calcext:value-type="float">
            <text:p>879,999876022339</text:p>
          </table:table-cell>
          <table:table-cell table:formula="of:=[.A82]-[.D82]" office:value-type="float" office:value="0.000123977661132813" calcext:value-type="float">
            <text:p>0,000123977661132813</text:p>
          </table:table-cell>
          <table:table-cell table:formula="of:=DEC2HEX([.C82])" office:value-type="string" office:string-value="258BF2" calcext:value-type="string">
            <text:p>258BF2</text:p>
          </table:table-cell>
        </table:table-row>
        <table:table-row table:style-name="ro1">
          <table:table-cell office:value-type="float" office:value="932.33" calcext:value-type="float">
            <text:p>932,33</text:p>
          </table:table-cell>
          <table:table-cell table:formula="of:=[.A83]/0.000357627868652344" office:value-type="float" office:value="2606983.63221333" calcext:value-type="float">
            <text:p>2606983,63221333</text:p>
          </table:table-cell>
          <table:table-cell table:formula="of:=INT([.B83])" office:value-type="float" office:value="2606983" calcext:value-type="float">
            <text:p>2606983</text:p>
          </table:table-cell>
          <table:table-cell table:formula="of:=[.C83]*0.000357627868652344" office:value-type="float" office:value="932.329773902893" calcext:value-type="float">
            <text:p>932,329773902893</text:p>
          </table:table-cell>
          <table:table-cell table:formula="of:=[.A83]-[.D83]" office:value-type="float" office:value="0.000226097106974521" calcext:value-type="float">
            <text:p>0,000226097106974521</text:p>
          </table:table-cell>
          <table:table-cell table:formula="of:=DEC2HEX([.C83])" office:value-type="string" office:string-value="27C787" calcext:value-type="string">
            <text:p>27C787</text:p>
          </table:table-cell>
        </table:table-row>
        <table:table-row table:style-name="ro1">
          <table:table-cell office:value-type="float" office:value="987.77" calcext:value-type="float">
            <text:p>987,77</text:p>
          </table:table-cell>
          <table:table-cell table:formula="of:=[.A84]/0.000357627868652344" office:value-type="float" office:value="2762005.10805333" calcext:value-type="float">
            <text:p>2762005,10805333</text:p>
          </table:table-cell>
          <table:table-cell table:formula="of:=INT([.B84])" office:value-type="float" office:value="2762005" calcext:value-type="float">
            <text:p>2762005</text:p>
          </table:table-cell>
          <table:table-cell table:formula="of:=[.C84]*0.000357627868652344" office:value-type="float" office:value="987.769961357117" calcext:value-type="float">
            <text:p>987,769961357117</text:p>
          </table:table-cell>
          <table:table-cell table:formula="of:=[.A84]-[.D84]" office:value-type="float" office:value="0.0000386428832825914" calcext:value-type="float">
            <text:p>3,86428832825914E-05</text:p>
          </table:table-cell>
          <table:table-cell table:formula="of:=DEC2HEX([.C84])" office:value-type="string" office:string-value="2A2515" calcext:value-type="string">
            <text:p>2A2515</text:p>
          </table:table-cell>
        </table:table-row>
        <table:table-row table:style-name="ro1">
          <table:table-cell office:value-type="float" office:value="1046.5" calcext:value-type="float">
            <text:p>1046,5</text:p>
          </table:table-cell>
          <table:table-cell table:formula="of:=[.A85]/0.000357627868652344" office:value-type="float" office:value="2926226.09066667" calcext:value-type="float">
            <text:p>2926226,09066667</text:p>
          </table:table-cell>
          <table:table-cell table:formula="of:=INT([.B85])" office:value-type="float" office:value="2926226" calcext:value-type="float">
            <text:p>2926226</text:p>
          </table:table-cell>
          <table:table-cell table:formula="of:=[.C85]*0.000357627868652344" office:value-type="float" office:value="1046.49996757507" calcext:value-type="float">
            <text:p>1046,49996757507</text:p>
          </table:table-cell>
          <table:table-cell table:formula="of:=[.A85]-[.D85]" office:value-type="float" office:value="0.0000324249267578125" calcext:value-type="float">
            <text:p>3,24249267578125E-05</text:p>
          </table:table-cell>
          <table:table-cell table:formula="of:=DEC2HEX([.C85])" office:value-type="string" office:string-value="2CA692" calcext:value-type="string">
            <text:p>2CA692</text:p>
          </table:table-cell>
        </table:table-row>
        <table:table-row table:style-name="ro1">
          <table:table-cell office:value-type="float" office:value="1108.73" calcext:value-type="float">
            <text:p>1108,73</text:p>
          </table:table-cell>
          <table:table-cell table:formula="of:=[.A86]/0.000357627868652344" office:value-type="float" office:value="3100233.78261333" calcext:value-type="float">
            <text:p>3100233,78261333</text:p>
          </table:table-cell>
          <table:table-cell table:formula="of:=INT([.B86])" office:value-type="float" office:value="3100233" calcext:value-type="float">
            <text:p>3100233</text:p>
          </table:table-cell>
          <table:table-cell table:formula="of:=[.C86]*0.000357627868652344" office:value-type="float" office:value="1108.72972011566" calcext:value-type="float">
            <text:p>1108,72972011566</text:p>
          </table:table-cell>
          <table:table-cell table:formula="of:=[.A86]-[.D86]" office:value-type="float" office:value="0.000279884338397096" calcext:value-type="float">
            <text:p>0,000279884338397096</text:p>
          </table:table-cell>
          <table:table-cell table:formula="of:=DEC2HEX([.C86])" office:value-type="string" office:string-value="2F4E49" calcext:value-type="string">
            <text:p>2F4E49</text:p>
          </table:table-cell>
        </table:table-row>
        <table:table-row table:style-name="ro1">
          <table:table-cell office:value-type="float" office:value="1174.66" calcext:value-type="float">
            <text:p>1174,66</text:p>
          </table:table-cell>
          <table:table-cell table:formula="of:=[.A87]/0.000357627868652344" office:value-type="float" office:value="3284587.42442667" calcext:value-type="float">
            <text:p>3284587,42442667</text:p>
          </table:table-cell>
          <table:table-cell table:formula="of:=INT([.B87])" office:value-type="float" office:value="3284587" calcext:value-type="float">
            <text:p>3284587</text:p>
          </table:table-cell>
          <table:table-cell table:formula="of:=[.C87]*0.000357627868652344" office:value-type="float" office:value="1174.6598482132" calcext:value-type="float">
            <text:p>1174,6598482132</text:p>
          </table:table-cell>
          <table:table-cell table:formula="of:=[.A87]-[.D87]" office:value-type="float" office:value="0.000151786804281073" calcext:value-type="float">
            <text:p>0,000151786804281073</text:p>
          </table:table-cell>
          <table:table-cell table:formula="of:=DEC2HEX([.C87])" office:value-type="string" office:string-value="321E6B" calcext:value-type="string">
            <text:p>321E6B</text:p>
          </table:table-cell>
        </table:table-row>
        <table:table-row table:style-name="ro1">
          <table:table-cell office:value-type="float" office:value="1244.51" calcext:value-type="float">
            <text:p>1244,51</text:p>
          </table:table-cell>
          <table:table-cell table:formula="of:=[.A88]/0.000357627868652344" office:value-type="float" office:value="3479902.18069333" calcext:value-type="float">
            <text:p>3479902,18069333</text:p>
          </table:table-cell>
          <table:table-cell table:formula="of:=INT([.B88])" office:value-type="float" office:value="3479902" calcext:value-type="float">
            <text:p>3479902</text:p>
          </table:table-cell>
          <table:table-cell table:formula="of:=[.C88]*0.000357627868652344" office:value-type="float" office:value="1244.50993537903" calcext:value-type="float">
            <text:p>1244,50993537903</text:p>
          </table:table-cell>
          <table:table-cell table:formula="of:=[.A88]-[.D88]" office:value-type="float" office:value="0.0000646209716705925" calcext:value-type="float">
            <text:p>6,46209716705925E-05</text:p>
          </table:table-cell>
          <table:table-cell table:formula="of:=DEC2HEX([.C88])" office:value-type="string" office:string-value="35195E" calcext:value-type="string">
            <text:p>35195E</text:p>
          </table:table-cell>
        </table:table-row>
        <table:table-row table:style-name="ro1">
          <table:table-cell office:value-type="float" office:value="1318.51" calcext:value-type="float">
            <text:p>1318,51</text:p>
          </table:table-cell>
          <table:table-cell table:formula="of:=[.A89]/0.000357627868652344" office:value-type="float" office:value="3686821.17802667" calcext:value-type="float">
            <text:p>3686821,17802667</text:p>
          </table:table-cell>
          <table:table-cell table:formula="of:=INT([.B89])" office:value-type="float" office:value="3686821" calcext:value-type="float">
            <text:p>3686821</text:p>
          </table:table-cell>
          <table:table-cell table:formula="of:=[.C89]*0.000357627868652344" office:value-type="float" office:value="1318.5099363327" calcext:value-type="float">
            <text:p>1318,5099363327</text:p>
          </table:table-cell>
          <table:table-cell table:formula="of:=[.A89]-[.D89]" office:value-type="float" office:value="0.0000636672973541863" calcext:value-type="float">
            <text:p>6,36672973541863E-05</text:p>
          </table:table-cell>
          <table:table-cell table:formula="of:=DEC2HEX([.C89])" office:value-type="string" office:string-value="3841A5" calcext:value-type="string">
            <text:p>3841A5</text:p>
          </table:table-cell>
        </table:table-row>
        <table:table-row table:style-name="ro1">
          <table:table-cell office:value-type="float" office:value="1396.91" calcext:value-type="float">
            <text:p>1396,91</text:p>
          </table:table-cell>
          <table:table-cell table:formula="of:=[.A90]/0.000357627868652344" office:value-type="float" office:value="3906043.46709333" calcext:value-type="float">
            <text:p>3906043,46709333</text:p>
          </table:table-cell>
          <table:table-cell table:formula="of:=INT([.B90])" office:value-type="float" office:value="3906043" calcext:value-type="float">
            <text:p>3906043</text:p>
          </table:table-cell>
          <table:table-cell table:formula="of:=[.C90]*0.000357627868652344" office:value-type="float" office:value="1396.90983295441" calcext:value-type="float">
            <text:p>1396,90983295441</text:p>
          </table:table-cell>
          <table:table-cell table:formula="of:=[.A90]-[.D90]" office:value-type="float" office:value="0.000167045593343573" calcext:value-type="float">
            <text:p>0,000167045593343573</text:p>
          </table:table-cell>
          <table:table-cell table:formula="of:=DEC2HEX([.C90])" office:value-type="string" office:string-value="3B99FB" calcext:value-type="string">
            <text:p>3B99FB</text:p>
          </table:table-cell>
        </table:table-row>
        <table:table-row table:style-name="ro1">
          <table:table-cell office:value-type="float" office:value="1479.98" calcext:value-type="float">
            <text:p>1479,98</text:p>
          </table:table-cell>
          <table:table-cell table:formula="of:=[.A91]/0.000357627868652344" office:value-type="float" office:value="4138324.02261333" calcext:value-type="float">
            <text:p>4138324,02261333</text:p>
          </table:table-cell>
          <table:table-cell table:formula="of:=INT([.B91])" office:value-type="float" office:value="4138324" calcext:value-type="float">
            <text:p>4138324</text:p>
          </table:table-cell>
          <table:table-cell table:formula="of:=[.C91]*0.000357627868652344" office:value-type="float" office:value="1479.97999191284" calcext:value-type="float">
            <text:p>1479,97999191284</text:p>
          </table:table-cell>
          <table:table-cell table:formula="of:=[.A91]-[.D91]" office:value-type="float" office:value="0.00000808715822131489" calcext:value-type="float">
            <text:p>8,08715822131489E-06</text:p>
          </table:table-cell>
          <table:table-cell table:formula="of:=DEC2HEX([.C91])" office:value-type="string" office:string-value="3F2554" calcext:value-type="string">
            <text:p>3F2554</text:p>
          </table:table-cell>
        </table:table-row>
        <table:table-row table:style-name="ro1">
          <table:table-cell office:value-type="float" office:value="1567.98" calcext:value-type="float">
            <text:p>1567,98</text:p>
          </table:table-cell>
          <table:table-cell table:formula="of:=[.A92]/0.000357627868652344" office:value-type="float" office:value="4384389.85728" calcext:value-type="float">
            <text:p>4384389,85728</text:p>
          </table:table-cell>
          <table:table-cell table:formula="of:=INT([.B92])" office:value-type="float" office:value="4384389" calcext:value-type="float">
            <text:p>4384389</text:p>
          </table:table-cell>
          <table:table-cell table:formula="of:=[.C92]*0.000357627868652344" office:value-type="float" office:value="1567.97969341278" calcext:value-type="float">
            <text:p>1567,97969341278</text:p>
          </table:table-cell>
          <table:table-cell table:formula="of:=[.A92]-[.D92]" office:value-type="float" office:value="0.000306587219256471" calcext:value-type="float">
            <text:p>0,000306587219256471</text:p>
          </table:table-cell>
          <table:table-cell table:formula="of:=DEC2HEX([.C92])" office:value-type="string" office:string-value="42E685" calcext:value-type="string">
            <text:p>42E685</text:p>
          </table:table-cell>
        </table:table-row>
        <table:table-row table:style-name="ro1">
          <table:table-cell office:value-type="float" office:value="1661.22" calcext:value-type="float">
            <text:p>1661,22</text:p>
          </table:table-cell>
          <table:table-cell table:formula="of:=[.A93]/0.000357627868652344" office:value-type="float" office:value="4645107.79392" calcext:value-type="float">
            <text:p>4645107,79392</text:p>
          </table:table-cell>
          <table:table-cell table:formula="of:=INT([.B93])" office:value-type="float" office:value="4645107" calcext:value-type="float">
            <text:p>4645107</text:p>
          </table:table-cell>
          <table:table-cell table:formula="of:=[.C93]*0.000357627868652344" office:value-type="float" office:value="1661.21971607208" calcext:value-type="float">
            <text:p>1661,21971607208</text:p>
          </table:table-cell>
          <table:table-cell table:formula="of:=[.A93]-[.D93]" office:value-type="float" office:value="0.000283927917507754" calcext:value-type="float">
            <text:p>0,000283927917507754</text:p>
          </table:table-cell>
          <table:table-cell table:formula="of:=DEC2HEX([.C93])" office:value-type="string" office:string-value="46E0F3" calcext:value-type="string">
            <text:p>46E0F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A94]/0.000357627868652344" office:value-type="float" office:value="4921316.69333333" calcext:value-type="float">
            <text:p>4921316,69333333</text:p>
          </table:table-cell>
          <table:table-cell table:formula="of:=INT([.B94])" office:value-type="float" office:value="4921316" calcext:value-type="float">
            <text:p>4921316</text:p>
          </table:table-cell>
          <table:table-cell table:formula="of:=[.C94]*0.000357627868652344" office:value-type="float" office:value="1759.99975204468" calcext:value-type="float">
            <text:p>1759,99975204468</text:p>
          </table:table-cell>
          <table:table-cell table:formula="of:=[.A94]-[.D94]" office:value-type="float" office:value="0.000247955322265625" calcext:value-type="float">
            <text:p>0,000247955322265625</text:p>
          </table:table-cell>
          <table:table-cell table:formula="of:=DEC2HEX([.C94])" office:value-type="string" office:string-value="4B17E4" calcext:value-type="string">
            <text:p>4B17E4</text:p>
          </table:table-cell>
        </table:table-row>
        <table:table-row table:style-name="ro1">
          <table:table-cell office:value-type="float" office:value="1864.66" calcext:value-type="float">
            <text:p>1864,66</text:p>
          </table:table-cell>
          <table:table-cell table:formula="of:=[.A95]/0.000357627868652344" office:value-type="float" office:value="5213967.26442667" calcext:value-type="float">
            <text:p>5213967,26442667</text:p>
          </table:table-cell>
          <table:table-cell table:formula="of:=INT([.B95])" office:value-type="float" office:value="5213967" calcext:value-type="float">
            <text:p>5213967</text:p>
          </table:table-cell>
          <table:table-cell table:formula="of:=[.C95]*0.000357627868652344" office:value-type="float" office:value="1864.65990543365" calcext:value-type="float">
            <text:p>1864,65990543365</text:p>
          </table:table-cell>
          <table:table-cell table:formula="of:=[.A95]-[.D95]" office:value-type="float" office:value="0.0000945663452966983" calcext:value-type="float">
            <text:p>9,45663452966983E-05</text:p>
          </table:table-cell>
          <table:table-cell table:formula="of:=DEC2HEX([.C95])" office:value-type="string" office:string-value="4F8F0F" calcext:value-type="string">
            <text:p>4F8F0F</text:p>
          </table:table-cell>
        </table:table-row>
        <table:table-row table:style-name="ro1">
          <table:table-cell office:value-type="float" office:value="1975.53" calcext:value-type="float">
            <text:p>1975,53</text:p>
          </table:table-cell>
          <table:table-cell table:formula="of:=[.A96]/0.000357627868652344" office:value-type="float" office:value="5523982.25408" calcext:value-type="float">
            <text:p>5523982,25408</text:p>
          </table:table-cell>
          <table:table-cell table:formula="of:=INT([.B96])" office:value-type="float" office:value="5523982" calcext:value-type="float">
            <text:p>5523982</text:p>
          </table:table-cell>
          <table:table-cell table:formula="of:=[.C96]*0.000357627868652344" office:value-type="float" office:value="1975.52990913391" calcext:value-type="float">
            <text:p>1975,52990913391</text:p>
          </table:table-cell>
          <table:table-cell table:formula="of:=[.A96]-[.D96]" office:value-type="float" office:value="0.0000908660888399027" calcext:value-type="float">
            <text:p>9,08660888399027E-05</text:p>
          </table:table-cell>
          <table:table-cell table:formula="of:=DEC2HEX([.C96])" office:value-type="string" office:string-value="544A0E" calcext:value-type="string">
            <text:p>544A0E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[.A97]/0.000357627868652344" office:value-type="float" office:value="5852452.18133333" calcext:value-type="float">
            <text:p>5852452,18133333</text:p>
          </table:table-cell>
          <table:table-cell table:formula="of:=INT([.B97])" office:value-type="float" office:value="5852452" calcext:value-type="float">
            <text:p>5852452</text:p>
          </table:table-cell>
          <table:table-cell table:formula="of:=[.C97]*0.000357627868652344" office:value-type="float" office:value="2092.99993515015" calcext:value-type="float">
            <text:p>2092,99993515015</text:p>
          </table:table-cell>
          <table:table-cell table:formula="of:=[.A97]-[.D97]" office:value-type="float" office:value="0.000064849853515625" calcext:value-type="float">
            <text:p>6,4849853515625E-05</text:p>
          </table:table-cell>
          <table:table-cell table:formula="of:=DEC2HEX([.C97])" office:value-type="string" office:string-value="594D24" calcext:value-type="string">
            <text:p>594D24</text:p>
          </table:table-cell>
        </table:table-row>
        <table:table-row table:style-name="ro1">
          <table:table-cell office:value-type="float" office:value="2217.46" calcext:value-type="float">
            <text:p>2217,46</text:p>
          </table:table-cell>
          <table:table-cell table:formula="of:=[.A98]/0.000357627868652344" office:value-type="float" office:value="6200467.56522667" calcext:value-type="float">
            <text:p>6200467,56522667</text:p>
          </table:table-cell>
          <table:table-cell table:formula="of:=INT([.B98])" office:value-type="float" office:value="6200467" calcext:value-type="float">
            <text:p>6200467</text:p>
          </table:table-cell>
          <table:table-cell table:formula="of:=[.C98]*0.000357627868652344" office:value-type="float" office:value="2217.45979785919" calcext:value-type="float">
            <text:p>2217,45979785919</text:p>
          </table:table-cell>
          <table:table-cell table:formula="of:=[.A98]-[.D98]" office:value-type="float" office:value="0.000202140808141849" calcext:value-type="float">
            <text:p>0,000202140808141849</text:p>
          </table:table-cell>
          <table:table-cell table:formula="of:=DEC2HEX([.C98])" office:value-type="string" office:string-value="5E9C93" calcext:value-type="string">
            <text:p>5E9C93</text:p>
          </table:table-cell>
        </table:table-row>
        <table:table-row table:style-name="ro1">
          <table:table-cell office:value-type="float" office:value="2349.32" calcext:value-type="float">
            <text:p>2349,32</text:p>
          </table:table-cell>
          <table:table-cell table:formula="of:=[.A99]/0.000357627868652344" office:value-type="float" office:value="6569174.84885333" calcext:value-type="float">
            <text:p>6569174,84885333</text:p>
          </table:table-cell>
          <table:table-cell table:formula="of:=INT([.B99])" office:value-type="float" office:value="6569174" calcext:value-type="float">
            <text:p>6569174</text:p>
          </table:table-cell>
          <table:table-cell table:formula="of:=[.C99]*0.000357627868652344" office:value-type="float" office:value="2349.31969642639" calcext:value-type="float">
            <text:p>2349,31969642639</text:p>
          </table:table-cell>
          <table:table-cell table:formula="of:=[.A99]-[.D99]" office:value-type="float" office:value="0.000303573608562147" calcext:value-type="float">
            <text:p>0,000303573608562147</text:p>
          </table:table-cell>
          <table:table-cell table:formula="of:=DEC2HEX([.C99])" office:value-type="string" office:string-value="643CD6" calcext:value-type="string">
            <text:p>643CD6</text:p>
          </table:table-cell>
        </table:table-row>
        <table:table-row table:style-name="ro1">
          <table:table-cell office:value-type="float" office:value="2489.02" calcext:value-type="float">
            <text:p>2489,02</text:p>
          </table:table-cell>
          <table:table-cell table:formula="of:=[.A100]/0.000357627868652344" office:value-type="float" office:value="6959804.36138667" calcext:value-type="float">
            <text:p>6959804,36138667</text:p>
          </table:table-cell>
          <table:table-cell table:formula="of:=INT([.B100])" office:value-type="float" office:value="6959804" calcext:value-type="float">
            <text:p>6959804</text:p>
          </table:table-cell>
          <table:table-cell table:formula="of:=[.C100]*0.000357627868652344" office:value-type="float" office:value="2489.01987075806" calcext:value-type="float">
            <text:p>2489,01987075806</text:p>
          </table:table-cell>
          <table:table-cell table:formula="of:=[.A100]-[.D100]" office:value-type="float" office:value="0.000129241943341185" calcext:value-type="float">
            <text:p>0,000129241943341185</text:p>
          </table:table-cell>
          <table:table-cell table:formula="of:=DEC2HEX([.C100])" office:value-type="string" office:string-value="6A32BC" calcext:value-type="string">
            <text:p>6A32BC</text:p>
          </table:table-cell>
        </table:table-row>
        <table:table-row table:style-name="ro1">
          <table:table-cell office:value-type="float" office:value="2637.02" calcext:value-type="float">
            <text:p>2637,02</text:p>
          </table:table-cell>
          <table:table-cell table:formula="of:=[.A101]/0.000357627868652344" office:value-type="float" office:value="7373642.35605333" calcext:value-type="float">
            <text:p>7373642,35605333</text:p>
          </table:table-cell>
          <table:table-cell table:formula="of:=INT([.B101])" office:value-type="float" office:value="7373642" calcext:value-type="float">
            <text:p>7373642</text:p>
          </table:table-cell>
          <table:table-cell table:formula="of:=[.C101]*0.000357627868652344" office:value-type="float" office:value="2637.01987266541" calcext:value-type="float">
            <text:p>2637,01987266541</text:p>
          </table:table-cell>
          <table:table-cell table:formula="of:=[.A101]-[.D101]" office:value-type="float" office:value="0.000127334594708373" calcext:value-type="float">
            <text:p>0,000127334594708373</text:p>
          </table:table-cell>
          <table:table-cell table:formula="of:=DEC2HEX([.C101])" office:value-type="string" office:string-value="70834A" calcext:value-type="string">
            <text:p>70834A</text:p>
          </table:table-cell>
        </table:table-row>
        <table:table-row table:style-name="ro1">
          <table:table-cell office:value-type="float" office:value="2793.83" calcext:value-type="float">
            <text:p>2793,83</text:p>
          </table:table-cell>
          <table:table-cell table:formula="of:=[.A102]/0.000357627868652344" office:value-type="float" office:value="7812114.89621333" calcext:value-type="float">
            <text:p>7812114,89621333</text:p>
          </table:table-cell>
          <table:table-cell table:formula="of:=INT([.B102])" office:value-type="float" office:value="7812114" calcext:value-type="float">
            <text:p>7812114</text:p>
          </table:table-cell>
          <table:table-cell table:formula="of:=[.C102]*0.000357627868652344" office:value-type="float" office:value="2793.82967948914" calcext:value-type="float">
            <text:p>2793,82967948914</text:p>
          </table:table-cell>
          <table:table-cell table:formula="of:=[.A102]-[.D102]" office:value-type="float" office:value="0.000320510864185053" calcext:value-type="float">
            <text:p>0,000320510864185053</text:p>
          </table:table-cell>
          <table:table-cell table:formula="of:=DEC2HEX([.C102])" office:value-type="string" office:string-value="773412" calcext:value-type="string">
            <text:p>773412</text:p>
          </table:table-cell>
        </table:table-row>
        <table:table-row table:style-name="ro1">
          <table:table-cell office:value-type="float" office:value="2959.96" calcext:value-type="float">
            <text:p>2959,96</text:p>
          </table:table-cell>
          <table:table-cell table:formula="of:=[.A103]/0.000357627868652344" office:value-type="float" office:value="8276648.04522667" calcext:value-type="float">
            <text:p>8276648,04522667</text:p>
          </table:table-cell>
          <table:table-cell table:formula="of:=INT([.B103])" office:value-type="float" office:value="8276648" calcext:value-type="float">
            <text:p>8276648</text:p>
          </table:table-cell>
          <table:table-cell table:formula="of:=[.C103]*0.000357627868652344" office:value-type="float" office:value="2959.95998382568" calcext:value-type="float">
            <text:p>2959,95998382568</text:p>
          </table:table-cell>
          <table:table-cell table:formula="of:=[.A103]-[.D103]" office:value-type="float" office:value="0.0000161743164426298" calcext:value-type="float">
            <text:p>1,61743164426298E-05</text:p>
          </table:table-cell>
          <table:table-cell table:formula="of:=DEC2HEX([.C103])" office:value-type="string" office:string-value="7E4AA8" calcext:value-type="string">
            <text:p>7E4AA8</text:p>
          </table:table-cell>
        </table:table-row>
        <table:table-row table:style-name="ro1">
          <table:table-cell office:value-type="float" office:value="3135.96" calcext:value-type="float">
            <text:p>3135,96</text:p>
          </table:table-cell>
          <table:table-cell table:formula="of:=[.A104]/0.000357627868652344" office:value-type="float" office:value="8768779.71456" calcext:value-type="float">
            <text:p>8768779,71456</text:p>
          </table:table-cell>
          <table:table-cell table:formula="of:=INT([.B104])" office:value-type="float" office:value="8768779" calcext:value-type="float">
            <text:p>8768779</text:p>
          </table:table-cell>
          <table:table-cell table:formula="of:=[.C104]*0.000357627868652344" office:value-type="float" office:value="3135.95974445343" calcext:value-type="float">
            <text:p>3135,95974445343</text:p>
          </table:table-cell>
          <table:table-cell table:formula="of:=[.A104]-[.D104]" office:value-type="float" office:value="0.000255546569860599" calcext:value-type="float">
            <text:p>0,000255546569860599</text:p>
          </table:table-cell>
          <table:table-cell table:formula="of:=DEC2HEX([.C104])" office:value-type="string" office:string-value="85CD0B" calcext:value-type="string">
            <text:p>85CD0B</text:p>
          </table:table-cell>
        </table:table-row>
        <table:table-row table:style-name="ro1">
          <table:table-cell office:value-type="float" office:value="3322.44" calcext:value-type="float">
            <text:p>3322,44</text:p>
          </table:table-cell>
          <table:table-cell table:formula="of:=[.A105]/0.000357627868652344" office:value-type="float" office:value="9290215.58784" calcext:value-type="float">
            <text:p>9290215,58784</text:p>
          </table:table-cell>
          <table:table-cell table:formula="of:=INT([.B105])" office:value-type="float" office:value="9290215" calcext:value-type="float">
            <text:p>9290215</text:p>
          </table:table-cell>
          <table:table-cell table:formula="of:=[.C105]*0.000357627868652344" office:value-type="float" office:value="3322.43978977203" calcext:value-type="float">
            <text:p>3322,43978977203</text:p>
          </table:table-cell>
          <table:table-cell table:formula="of:=[.A105]-[.D105]" office:value-type="float" office:value="0.000210227966363163" calcext:value-type="float">
            <text:p>0,000210227966363163</text:p>
          </table:table-cell>
          <table:table-cell table:formula="of:=DEC2HEX([.C105])" office:value-type="string" office:string-value="8DC1E7" calcext:value-type="string">
            <text:p>8DC1E7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A106]/0.000357627868652344" office:value-type="float" office:value="9842633.38666667" calcext:value-type="float">
            <text:p>9842633,38666667</text:p>
          </table:table-cell>
          <table:table-cell table:formula="of:=INT([.B106])" office:value-type="float" office:value="9842633" calcext:value-type="float">
            <text:p>9842633</text:p>
          </table:table-cell>
          <table:table-cell table:formula="of:=[.C106]*0.000357627868652344" office:value-type="float" office:value="3519.99986171722" calcext:value-type="float">
            <text:p>3519,99986171722</text:p>
          </table:table-cell>
          <table:table-cell table:formula="of:=[.A106]-[.D106]" office:value-type="float" office:value="0.000138282775878906" calcext:value-type="float">
            <text:p>0,000138282775878906</text:p>
          </table:table-cell>
          <table:table-cell table:formula="of:=DEC2HEX([.C106])" office:value-type="string" office:string-value="962FC9" calcext:value-type="string">
            <text:p>962FC9</text:p>
          </table:table-cell>
        </table:table-row>
        <table:table-row table:style-name="ro1">
          <table:table-cell office:value-type="float" office:value="3729.31" calcext:value-type="float">
            <text:p>3729,31</text:p>
          </table:table-cell>
          <table:table-cell table:formula="of:=[.A107]/0.000357627868652344" office:value-type="float" office:value="10427906.5668267" calcext:value-type="float">
            <text:p>10427906,5668267</text:p>
          </table:table-cell>
          <table:table-cell table:formula="of:=INT([.B107])" office:value-type="float" office:value="10427906" calcext:value-type="float">
            <text:p>10427906</text:p>
          </table:table-cell>
          <table:table-cell table:formula="of:=[.C107]*0.000357627868652344" office:value-type="float" office:value="3729.30979728699" calcext:value-type="float">
            <text:p>3729,30979728699</text:p>
          </table:table-cell>
          <table:table-cell table:formula="of:=[.A107]-[.D107]" office:value-type="float" office:value="0.000202713012640743" calcext:value-type="float">
            <text:p>0,000202713012640743</text:p>
          </table:table-cell>
          <table:table-cell table:formula="of:=DEC2HEX([.C107])" office:value-type="string" office:string-value="9F1E02" calcext:value-type="string">
            <text:p>9F1E02</text:p>
          </table:table-cell>
        </table:table-row>
        <table:table-row table:style-name="ro1">
          <table:table-cell office:value-type="float" office:value="3951.07" calcext:value-type="float">
            <text:p>3951,07</text:p>
          </table:table-cell>
          <table:table-cell table:formula="of:=[.A108]/0.000357627868652344" office:value-type="float" office:value="11047992.4701867" calcext:value-type="float">
            <text:p>11047992,4701867</text:p>
          </table:table-cell>
          <table:table-cell table:formula="of:=INT([.B108])" office:value-type="float" office:value="11047992" calcext:value-type="float">
            <text:p>11047992</text:p>
          </table:table-cell>
          <table:table-cell table:formula="of:=[.C108]*0.000357627868652344" office:value-type="float" office:value="3951.06983184814" calcext:value-type="float">
            <text:p>3951,06983184814</text:p>
          </table:table-cell>
          <table:table-cell table:formula="of:=[.A108]-[.D108]" office:value-type="float" office:value="0.000168151855632459" calcext:value-type="float">
            <text:p>0,000168151855632459</text:p>
          </table:table-cell>
          <table:table-cell table:formula="of:=DEC2HEX([.C108])" office:value-type="string" office:string-value="A89438" calcext:value-type="string">
            <text:p>A89438</text:p>
          </table:table-cell>
        </table:table-row>
        <table:table-row table:style-name="ro1">
          <table:table-cell office:value-type="float" office:value="4186.01" calcext:value-type="float">
            <text:p>4186,01</text:p>
          </table:table-cell>
          <table:table-cell table:formula="of:=[.A109]/0.000357627868652344" office:value-type="float" office:value="11704932.3246933" calcext:value-type="float">
            <text:p>11704932,3246933</text:p>
          </table:table-cell>
          <table:table-cell table:formula="of:=INT([.B109])" office:value-type="float" office:value="11704932" calcext:value-type="float">
            <text:p>11704932</text:p>
          </table:table-cell>
          <table:table-cell table:formula="of:=[.C109]*0.000357627868652344" office:value-type="float" office:value="4186.00988388062" calcext:value-type="float">
            <text:p>4186,00988388062</text:p>
          </table:table-cell>
          <table:table-cell table:formula="of:=[.A109]-[.D109]" office:value-type="float" office:value="0.000116119384983904" calcext:value-type="float">
            <text:p>0,000116119384983904</text:p>
          </table:table-cell>
          <table:table-cell table:formula="of:=DEC2HEX([.C109])" office:value-type="string" office:string-value="B29A64" calcext:value-type="string">
            <text:p>B29A64</text:p>
          </table:table-cell>
        </table:table-row>
        <table:table-row table:style-name="ro1">
          <table:table-cell office:value-type="float" office:value="4434.92" calcext:value-type="float">
            <text:p>4434,92</text:p>
          </table:table-cell>
          <table:table-cell table:formula="of:=[.A110]/0.000357627868652344" office:value-type="float" office:value="12400935.1304533" calcext:value-type="float">
            <text:p>12400935,1304533</text:p>
          </table:table-cell>
          <table:table-cell table:formula="of:=INT([.B110])" office:value-type="float" office:value="12400935" calcext:value-type="float">
            <text:p>12400935</text:p>
          </table:table-cell>
          <table:table-cell table:formula="of:=[.C110]*0.000357627868652344" office:value-type="float" office:value="4434.91995334625" calcext:value-type="float">
            <text:p>4434,91995334625</text:p>
          </table:table-cell>
          <table:table-cell table:formula="of:=[.A110]-[.D110]" office:value-type="float" office:value="0.0000466537476313533" calcext:value-type="float">
            <text:p>4,66537476313533E-05</text:p>
          </table:table-cell>
          <table:table-cell table:formula="of:=DEC2HEX([.C110])" office:value-type="string" office:string-value="BD3927" calcext:value-type="string">
            <text:p>BD3927</text:p>
          </table:table-cell>
        </table:table-row>
        <table:table-row table:style-name="ro1">
          <table:table-cell office:value-type="float" office:value="4698.64" calcext:value-type="float">
            <text:p>4698,64</text:p>
          </table:table-cell>
          <table:table-cell table:formula="of:=[.A111]/0.000357627868652344" office:value-type="float" office:value="13138349.6977067" calcext:value-type="float">
            <text:p>13138349,6977067</text:p>
          </table:table-cell>
          <table:table-cell table:formula="of:=INT([.B111])" office:value-type="float" office:value="13138349" calcext:value-type="float">
            <text:p>13138349</text:p>
          </table:table-cell>
          <table:table-cell table:formula="of:=[.C111]*0.000357627868652344" office:value-type="float" office:value="4698.63975048065" calcext:value-type="float">
            <text:p>4698,63975048065</text:p>
          </table:table-cell>
          <table:table-cell table:formula="of:=[.A111]-[.D111]" office:value-type="float" office:value="0.000249519348471949" calcext:value-type="float">
            <text:p>0,000249519348471949</text:p>
          </table:table-cell>
          <table:table-cell table:formula="of:=DEC2HEX([.C111])" office:value-type="string" office:string-value="C879AD" calcext:value-type="string">
            <text:p>C879AD</text:p>
          </table:table-cell>
        </table:table-row>
        <table:table-row table:style-name="ro1">
          <table:table-cell office:value-type="float" office:value="4978.03" calcext:value-type="float">
            <text:p>4978,03</text:p>
          </table:table-cell>
          <table:table-cell table:formula="of:=[.A112]/0.000357627868652344" office:value-type="float" office:value="13919580.7607467" calcext:value-type="float">
            <text:p>13919580,7607467</text:p>
          </table:table-cell>
          <table:table-cell table:formula="of:=INT([.B112])" office:value-type="float" office:value="13919580" calcext:value-type="float">
            <text:p>13919580</text:p>
          </table:table-cell>
          <table:table-cell table:formula="of:=[.C112]*0.000357627868652344" office:value-type="float" office:value="4978.02972793579" calcext:value-type="float">
            <text:p>4978,02972793579</text:p>
          </table:table-cell>
          <table:table-cell table:formula="of:=[.A112]-[.D112]" office:value-type="float" office:value="0.000272064208729716" calcext:value-type="float">
            <text:p>0,000272064208729716</text:p>
          </table:table-cell>
          <table:table-cell table:formula="of:=DEC2HEX([.C112])" office:value-type="string" office:string-value="D4655C" calcext:value-type="string">
            <text:p>D4655C</text:p>
          </table:table-cell>
        </table:table-row>
        <table:table-row table:style-name="ro1">
          <table:table-cell office:value-type="float" office:value="5274.04" calcext:value-type="float">
            <text:p>5274,04</text:p>
          </table:table-cell>
          <table:table-cell table:formula="of:=[.A113]/0.000357627868652344" office:value-type="float" office:value="14747284.7121067" calcext:value-type="float">
            <text:p>14747284,7121067</text:p>
          </table:table-cell>
          <table:table-cell table:formula="of:=INT([.B113])" office:value-type="float" office:value="14747284" calcext:value-type="float">
            <text:p>14747284</text:p>
          </table:table-cell>
          <table:table-cell table:formula="of:=[.C113]*0.000357627868652344" office:value-type="float" office:value="5274.03974533081" calcext:value-type="float">
            <text:p>5274,03974533081</text:p>
          </table:table-cell>
          <table:table-cell table:formula="of:=[.A113]-[.D113]" office:value-type="float" office:value="0.000254669189416745" calcext:value-type="float">
            <text:p>0,000254669189416745</text:p>
          </table:table-cell>
          <table:table-cell table:formula="of:=DEC2HEX([.C113])" office:value-type="string" office:string-value="E10694" calcext:value-type="string">
            <text:p>E10694</text:p>
          </table:table-cell>
        </table:table-row>
        <table:table-row table:style-name="ro1">
          <table:table-cell office:value-type="float" office:value="5587.65" calcext:value-type="float">
            <text:p>5587,65</text:p>
          </table:table-cell>
          <table:table-cell table:formula="of:=[.A114]/0.000357627868652344" office:value-type="float" office:value="15624201.8304" calcext:value-type="float">
            <text:p>15624201,8304</text:p>
          </table:table-cell>
          <table:table-cell table:formula="of:=INT([.B114])" office:value-type="float" office:value="15624201" calcext:value-type="float">
            <text:p>15624201</text:p>
          </table:table-cell>
          <table:table-cell table:formula="of:=[.C114]*0.000357627868652344" office:value-type="float" office:value="5587.64970302582" calcext:value-type="float">
            <text:p>5587,64970302582</text:p>
          </table:table-cell>
          <table:table-cell table:formula="of:=[.A114]-[.D114]" office:value-type="float" office:value="0.000296974181765108" calcext:value-type="float">
            <text:p>0,000296974181765108</text:p>
          </table:table-cell>
          <table:table-cell table:formula="of:=DEC2HEX([.C114])" office:value-type="string" office:string-value="EE6809" calcext:value-type="string">
            <text:p>EE6809</text:p>
          </table:table-cell>
        </table:table-row>
        <table:table-row table:style-name="ro1">
          <table:table-cell office:value-type="float" office:value="5919.91" calcext:value-type="float">
            <text:p>5919,91</text:p>
          </table:table-cell>
          <table:table-cell table:formula="of:=[.A115]/0.000357627868652344" office:value-type="float" office:value="16553268.1284267" calcext:value-type="float">
            <text:p>16553268,1284267</text:p>
          </table:table-cell>
          <table:table-cell table:formula="of:=INT([.B115])" office:value-type="float" office:value="16553268" calcext:value-type="float">
            <text:p>16553268</text:p>
          </table:table-cell>
          <table:table-cell table:formula="of:=[.C115]*0.000357627868652344" office:value-type="float" office:value="5919.90995407105" calcext:value-type="float">
            <text:p>5919,90995407105</text:p>
          </table:table-cell>
          <table:table-cell table:formula="of:=[.A115]-[.D115]" office:value-type="float" office:value="0.0000459289549326059" calcext:value-type="float">
            <text:p>4,59289549326059E-05</text:p>
          </table:table-cell>
          <table:table-cell table:formula="of:=DEC2HEX([.C115])" office:value-type="string" office:string-value="FC9534" calcext:value-type="string">
            <text:p>FC9534</text:p>
          </table:table-cell>
        </table:table-row>
        <table:table-row table:style-name="ro1">
          <table:table-cell office:value-type="float" office:value="6271.93" calcext:value-type="float">
            <text:p>6271,93</text:p>
          </table:table-cell>
          <table:table-cell table:formula="of:=[.A116]/0.000357627868652344" office:value-type="float" office:value="17537587.3911467" calcext:value-type="float">
            <text:p>17537587,3911467</text:p>
          </table:table-cell>
          <table:table-cell table:formula="of:=INT([.B116])" office:value-type="float" office:value="17537587" calcext:value-type="float">
            <text:p>17537587</text:p>
          </table:table-cell>
          <table:table-cell table:formula="of:=[.C116]*0.000357627868652344" office:value-type="float" office:value="6271.92986011505" calcext:value-type="float">
            <text:p>6271,92986011505</text:p>
          </table:table-cell>
          <table:table-cell table:formula="of:=[.A116]-[.D116]" office:value-type="float" office:value="0.000139884949021507" calcext:value-type="float">
            <text:p>0,000139884949021507</text:p>
          </table:table-cell>
          <table:table-cell table:formula="of:=DEC2HEX([.C116])" office:value-type="string" office:string-value="10B9A33" calcext:value-type="string">
            <text:p>10B9A33</text:p>
          </table:table-cell>
        </table:table-row>
        <table:table-row table:style-name="ro1">
          <table:table-cell office:value-type="float" office:value="6644.88" calcext:value-type="float">
            <text:p>6644,88</text:p>
          </table:table-cell>
          <table:table-cell table:formula="of:=[.A117]/0.000357627868652344" office:value-type="float" office:value="18580431.17568" calcext:value-type="float">
            <text:p>18580431,17568</text:p>
          </table:table-cell>
          <table:table-cell table:formula="of:=INT([.B117])" office:value-type="float" office:value="18580431" calcext:value-type="float">
            <text:p>18580431</text:p>
          </table:table-cell>
          <table:table-cell table:formula="of:=[.C117]*0.000357627868652344" office:value-type="float" office:value="6644.87993717194" calcext:value-type="float">
            <text:p>6644,87993717194</text:p>
          </table:table-cell>
          <table:table-cell table:formula="of:=[.A117]-[.D117]" office:value-type="float" office:value="0.0000628280640739831" calcext:value-type="float">
            <text:p>6,28280640739831E-05</text:p>
          </table:table-cell>
          <table:table-cell table:formula="of:=DEC2HEX([.C117])" office:value-type="string" office:string-value="11B83CF" calcext:value-type="string">
            <text:p>11B83CF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[.A118]/0.000357627868652344" office:value-type="float" office:value="19685266.7733333" calcext:value-type="float">
            <text:p>19685266,7733333</text:p>
          </table:table-cell>
          <table:table-cell table:formula="of:=INT([.B118])" office:value-type="float" office:value="19685266" calcext:value-type="float">
            <text:p>19685266</text:p>
          </table:table-cell>
          <table:table-cell table:formula="of:=[.C118]*0.000357627868652344" office:value-type="float" office:value="7039.99972343445" calcext:value-type="float">
            <text:p>7039,99972343445</text:p>
          </table:table-cell>
          <table:table-cell table:formula="of:=[.A118]-[.D118]" office:value-type="float" office:value="0.000276565551757812" calcext:value-type="float">
            <text:p>0,000276565551757812</text:p>
          </table:table-cell>
          <table:table-cell table:formula="of:=DEC2HEX([.C118])" office:value-type="string" office:string-value="12C5F92" calcext:value-type="string">
            <text:p>12C5F92</text:p>
          </table:table-cell>
        </table:table-row>
        <table:table-row table:style-name="ro1">
          <table:table-cell office:value-type="float" office:value="7458.62" calcext:value-type="float">
            <text:p>7458,62</text:p>
          </table:table-cell>
          <table:table-cell table:formula="of:=[.A119]/0.000357627868652344" office:value-type="float" office:value="20855813.1336533" calcext:value-type="float">
            <text:p>20855813,1336533</text:p>
          </table:table-cell>
          <table:table-cell table:formula="of:=INT([.B119])" office:value-type="float" office:value="20855813" calcext:value-type="float">
            <text:p>20855813</text:p>
          </table:table-cell>
          <table:table-cell table:formula="of:=[.C119]*0.000357627868652344" office:value-type="float" office:value="7458.61995220184" calcext:value-type="float">
            <text:p>7458,61995220184</text:p>
          </table:table-cell>
          <table:table-cell table:formula="of:=[.A119]-[.D119]" office:value-type="float" office:value="0.0000477981566291419" calcext:value-type="float">
            <text:p>4,77981566291419E-05</text:p>
          </table:table-cell>
          <table:table-cell table:formula="of:=DEC2HEX([.C119])" office:value-type="string" office:string-value="13E3C05" calcext:value-type="string">
            <text:p>13E3C05</text:p>
          </table:table-cell>
        </table:table-row>
        <table:table-row table:style-name="ro1">
          <table:table-cell office:value-type="float" office:value="7902.13" calcext:value-type="float">
            <text:p>7902,13</text:p>
          </table:table-cell>
          <table:table-cell table:formula="of:=[.A120]/0.000357627868652344" office:value-type="float" office:value="22095956.9783467" calcext:value-type="float">
            <text:p>22095956,9783467</text:p>
          </table:table-cell>
          <table:table-cell table:formula="of:=INT([.B120])" office:value-type="float" office:value="22095956" calcext:value-type="float">
            <text:p>22095956</text:p>
          </table:table-cell>
          <table:table-cell table:formula="of:=[.C120]*0.000357627868652344" office:value-type="float" office:value="7902.12965011597" calcext:value-type="float">
            <text:p>7902,12965011597</text:p>
          </table:table-cell>
          <table:table-cell table:formula="of:=[.A120]-[.D120]" office:value-type="float" office:value="0.000349884033312264" calcext:value-type="float">
            <text:p>0,000349884033312264</text:p>
          </table:table-cell>
          <table:table-cell table:formula="of:=DEC2HEX([.C120])" office:value-type="string" office:string-value="1512854" calcext:value-type="string">
            <text:p>1512854</text:p>
          </table:table-cell>
        </table:table-row>
        <table:table-row table:style-name="ro1">
          <table:table-cell office:value-type="float" office:value="8372.02" calcext:value-type="float">
            <text:p>8372,02</text:p>
          </table:table-cell>
          <table:table-cell table:formula="of:=[.A121]/0.000357627868652344" office:value-type="float" office:value="23409864.6493867" calcext:value-type="float">
            <text:p>23409864,6493867</text:p>
          </table:table-cell>
          <table:table-cell table:formula="of:=INT([.B121])" office:value-type="float" office:value="23409864" calcext:value-type="float">
            <text:p>23409864</text:p>
          </table:table-cell>
          <table:table-cell table:formula="of:=[.C121]*0.000357627868652344" office:value-type="float" office:value="8372.01976776123" calcext:value-type="float">
            <text:p>8372,01976776123</text:p>
          </table:table-cell>
          <table:table-cell table:formula="of:=[.A121]-[.D121]" office:value-type="float" office:value="0.000232238769967807" calcext:value-type="float">
            <text:p>0,000232238769967807</text:p>
          </table:table-cell>
          <table:table-cell table:formula="of:=DEC2HEX([.C121])" office:value-type="string" office:string-value="16534C8" calcext:value-type="string">
            <text:p>16534C8</text:p>
          </table:table-cell>
        </table:table-row>
        <table:table-row table:style-name="ro1">
          <table:table-cell office:value-type="float" office:value="8869.84" calcext:value-type="float">
            <text:p>8869,84</text:p>
          </table:table-cell>
          <table:table-cell table:formula="of:=[.A122]/0.000357627868652344" office:value-type="float" office:value="24801870.2609067" calcext:value-type="float">
            <text:p>24801870,2609067</text:p>
          </table:table-cell>
          <table:table-cell table:formula="of:=INT([.B122])" office:value-type="float" office:value="24801870" calcext:value-type="float">
            <text:p>24801870</text:p>
          </table:table-cell>
          <table:table-cell table:formula="of:=[.C122]*0.000357627868652344" office:value-type="float" office:value="8869.83990669251" calcext:value-type="float">
            <text:p>8869,83990669251</text:p>
          </table:table-cell>
          <table:table-cell table:formula="of:=[.A122]-[.D122]" office:value-type="float" office:value="0.0000933074952627067" calcext:value-type="float">
            <text:p>9,33074952627067E-05</text:p>
          </table:table-cell>
          <table:table-cell table:formula="of:=DEC2HEX([.C122])" office:value-type="string" office:string-value="17A724E" calcext:value-type="string">
            <text:p>17A724E</text:p>
          </table:table-cell>
        </table:table-row>
        <table:table-row table:style-name="ro1">
          <table:table-cell office:value-type="float" office:value="9397.27" calcext:value-type="float">
            <text:p>9397,27</text:p>
          </table:table-cell>
          <table:table-cell table:formula="of:=[.A123]/0.000357627868652344" office:value-type="float" office:value="26276671.4333867" calcext:value-type="float">
            <text:p>26276671,4333867</text:p>
          </table:table-cell>
          <table:table-cell table:formula="of:=INT([.B123])" office:value-type="float" office:value="26276671" calcext:value-type="float">
            <text:p>26276671</text:p>
          </table:table-cell>
          <table:table-cell table:formula="of:=[.C123]*0.000357627868652344" office:value-type="float" office:value="9397.26984500885" calcext:value-type="float">
            <text:p>9397,26984500885</text:p>
          </table:table-cell>
          <table:table-cell table:formula="of:=[.A123]-[.D123]" office:value-type="float" office:value="0.000154991150338901" calcext:value-type="float">
            <text:p>0,000154991150338901</text:p>
          </table:table-cell>
          <table:table-cell table:formula="of:=DEC2HEX([.C123])" office:value-type="string" office:string-value="190F33F" calcext:value-type="string">
            <text:p>190F33F</text:p>
          </table:table-cell>
        </table:table-row>
        <table:table-row table:style-name="ro1">
          <table:table-cell office:value-type="float" office:value="9956.06" calcext:value-type="float">
            <text:p>9956,06</text:p>
          </table:table-cell>
          <table:table-cell table:formula="of:=[.A124]/0.000357627868652344" office:value-type="float" office:value="27839161.5214933" calcext:value-type="float">
            <text:p>27839161,5214933</text:p>
          </table:table-cell>
          <table:table-cell table:formula="of:=INT([.B124])" office:value-type="float" office:value="27839161" calcext:value-type="float">
            <text:p>27839161</text:p>
          </table:table-cell>
          <table:table-cell table:formula="of:=[.C124]*0.000357627868652344" office:value-type="float" office:value="9956.05981349945" calcext:value-type="float">
            <text:p>9956,05981349945</text:p>
          </table:table-cell>
          <table:table-cell table:formula="of:=[.A124]-[.D124]" office:value-type="float" office:value="0.000186500548807089" calcext:value-type="float">
            <text:p>0,000186500548807089</text:p>
          </table:table-cell>
          <table:table-cell table:formula="of:=DEC2HEX([.C124])" office:value-type="string" office:string-value="1A8CAB9" calcext:value-type="string">
            <text:p>1A8CAB9</text:p>
          </table:table-cell>
        </table:table-row>
        <table:table-row table:style-name="ro1">
          <table:table-cell office:value-type="float" office:value="10548.08" calcext:value-type="float">
            <text:p>10548,08</text:p>
          </table:table-cell>
          <table:table-cell table:formula="of:=[.A125]/0.000357627868652344" office:value-type="float" office:value="29494569.4242133" calcext:value-type="float">
            <text:p>29494569,4242133</text:p>
          </table:table-cell>
          <table:table-cell table:formula="of:=INT([.B125])" office:value-type="float" office:value="29494569" calcext:value-type="float">
            <text:p>29494569</text:p>
          </table:table-cell>
          <table:table-cell table:formula="of:=[.C125]*0.000357627868652344" office:value-type="float" office:value="10548.0798482895" calcext:value-type="float">
            <text:p>10548,0798482895</text:p>
          </table:table-cell>
          <table:table-cell table:formula="of:=[.A125]-[.D125]" office:value-type="float" office:value="0.000151710510181147" calcext:value-type="float">
            <text:p>0,000151710510181147</text:p>
          </table:table-cell>
          <table:table-cell table:formula="of:=DEC2HEX([.C125])" office:value-type="string" office:string-value="1C20D29" calcext:value-type="string">
            <text:p>1C20D29</text:p>
          </table:table-cell>
        </table:table-row>
        <table:table-row table:style-name="ro1">
          <table:table-cell office:value-type="float" office:value="11175.3" calcext:value-type="float">
            <text:p>11175,3</text:p>
          </table:table-cell>
          <table:table-cell table:formula="of:=[.A126]/0.000357627868652344" office:value-type="float" office:value="31248403.6608" calcext:value-type="float">
            <text:p>31248403,6608</text:p>
          </table:table-cell>
          <table:table-cell table:formula="of:=INT([.B126])" office:value-type="float" office:value="31248403" calcext:value-type="float">
            <text:p>31248403</text:p>
          </table:table-cell>
          <table:table-cell table:formula="of:=[.C126]*0.000357627868652344" office:value-type="float" office:value="11175.2997636795" calcext:value-type="float">
            <text:p>11175,2997636795</text:p>
          </table:table-cell>
          <table:table-cell table:formula="of:=[.A126]-[.D126]" office:value-type="float" office:value="0.000236320494877873" calcext:value-type="float">
            <text:p>0,000236320494877873</text:p>
          </table:table-cell>
          <table:table-cell table:formula="of:=DEC2HEX([.C126])" office:value-type="string" office:string-value="1DCD013" calcext:value-type="string">
            <text:p>1DCD013</text:p>
          </table:table-cell>
        </table:table-row>
        <table:table-row table:style-name="ro1">
          <table:table-cell office:value-type="float" office:value="11839.82" calcext:value-type="float">
            <text:p>11839,82</text:p>
          </table:table-cell>
          <table:table-cell table:formula="of:=[.A127]/0.000357627868652344" office:value-type="float" office:value="33106536.2568533" calcext:value-type="float">
            <text:p>33106536,2568533</text:p>
          </table:table-cell>
          <table:table-cell table:formula="of:=INT([.B127])" office:value-type="float" office:value="33106536" calcext:value-type="float">
            <text:p>33106536</text:p>
          </table:table-cell>
          <table:table-cell table:formula="of:=[.C127]*0.000357627868652344" office:value-type="float" office:value="11839.8199081421" calcext:value-type="float">
            <text:p>11839,8199081421</text:p>
          </table:table-cell>
          <table:table-cell table:formula="of:=[.A127]-[.D127]" office:value-type="float" office:value="0.0000918579098652117" calcext:value-type="float">
            <text:p>9,18579098652117E-05</text:p>
          </table:table-cell>
          <table:table-cell table:formula="of:=DEC2HEX([.C127])" office:value-type="string" office:string-value="1F92A68" calcext:value-type="string">
            <text:p>1F92A68</text:p>
          </table:table-cell>
        </table:table-row>
        <table:table-row table:style-name="ro1">
          <table:table-cell table:style-name="ce2" office:value-type="float" office:value="12543.85" calcext:value-type="float">
            <text:p>12543,85</text:p>
          </table:table-cell>
          <table:table-cell table:formula="of:=[.A128]/0.000357627868652344" office:value-type="float" office:value="35075146.8202667" calcext:value-type="float">
            <text:p>35075146,8202667</text:p>
          </table:table-cell>
          <table:table-cell table:formula="of:=INT([.B128])" office:value-type="float" office:value="35075146" calcext:value-type="float">
            <text:p>35075146</text:p>
          </table:table-cell>
          <table:table-cell table:formula="of:=[.C128]*0.000357627868652344" office:value-type="float" office:value="12543.8497066498" calcext:value-type="float">
            <text:p>12543,8497066498</text:p>
          </table:table-cell>
          <table:table-cell table:formula="of:=[.A128]-[.D128]" office:value-type="float" office:value="0.00029335022009036" calcext:value-type="float">
            <text:p>0,00029335022009036</text:p>
          </table:table-cell>
          <table:table-cell table:formula="of:=DEC2HEX([.C128])" office:value-type="string" office:string-value="217344A" calcext:value-type="string">
            <text:p>217344A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formula="of:=MAX([.E1:.E128])" office:value-type="float" office:value="0.000349884033312264" calcext:value-type="float">
            <text:p>0,00034988403331226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4:24:34.104692412</meta:creation-date>
    <dc:date>2023-05-21T15:26:08.188171353</dc:date>
    <meta:editing-duration>PT14M4S</meta:editing-duration>
    <meta:editing-cycles>3</meta:editing-cycles>
    <meta:generator>LibreOffice/7.3.7.2$Linux_X86_64 LibreOffice_project/30$Build-2</meta:generator>
    <meta:document-statistic meta:table-count="1" meta:cell-count="769" meta:object-count="0"/>
  </office:meta>
</office:document-meta>
</file>